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Droid Sans Mono" svg:font-family="'Droid Sans Mono', monospace, monospace"/>
    <style:font-face style:name="TimesNewRoman" svg:font-family="TimesNewRoman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_20__28_user_29_">
      <style:paragraph-properties fo:text-align="center" style:justify-single-word="false"/>
      <style:text-properties style:font-name="Times New Roman" fo:font-size="14pt" fo:font-weight="normal" officeooo:paragraph-rsid="000eedc6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_20__28_user_29_">
      <style:text-properties style:font-name="Times New Roman" fo:font-size="14pt" fo:font-weight="normal" officeooo:paragraph-rsid="000cf8f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_20__28_user_29_">
      <style:text-properties officeooo:paragraph-rsid="000a0808"/>
    </style:style>
    <style:style style:name="P6" style:family="paragraph" style:parent-style-name="List_20_Paragraph" style:list-style-name="WWNum16">
      <style:text-properties fo:color="#000000" style:font-name="Times New Roman" fo:font-size="14pt" officeooo:rsid="000eedc6" officeooo:paragraph-rsid="000eedc6" fo:background-color="#ffffff" style:font-size-asian="14pt" style:font-name-complex="Times New Roman1" style:font-size-complex="14pt"/>
    </style:style>
    <style:style style:name="P7" style:family="paragraph" style:parent-style-name="List_20_Paragraph" style:list-style-name="WWNum12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8" style:family="paragraph" style:parent-style-name="List_20_Paragraph" style:list-style-name="WWNum13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9" style:family="paragraph" style:parent-style-name="List_20_Paragraph" style:list-style-name="WWNum14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10" style:family="paragraph" style:parent-style-name="List_20_Paragraph" style:list-style-name="WWNum15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11" style:family="paragraph" style:parent-style-name="List_20_Paragraph" style:list-style-name="WWNum16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12" style:family="paragraph" style:parent-style-name="List_20_Paragraph" style:list-style-name="WWNum17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13" style:family="paragraph" style:parent-style-name="List_20_Paragraph" style:list-style-name="WWNum18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14" style:family="paragraph" style:parent-style-name="List_20_Paragraph" style:list-style-name="L3">
      <style:paragraph-properties fo:margin-top="0cm" fo:margin-bottom="0cm" loext:contextual-spacing="true" fo:line-height="150%">
        <style:tab-stops>
          <style:tab-stop style:position="6.267cm"/>
        </style:tab-stops>
      </style:paragraph-properties>
      <style:text-properties fo:color="#000000" style:font-name="Times New Roman" fo:font-size="14pt" officeooo:rsid="0018680d" officeooo:paragraph-rsid="0018680d" fo:background-color="#ffffff" style:font-size-asian="14pt" style:font-name-complex="Times New Roman1" style:font-size-complex="14pt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>
        <style:tab-stops>
          <style:tab-stop style:position="6.267cm"/>
        </style:tab-stops>
      </style:paragraph-properties>
      <style:text-properties fo:color="#000000" style:font-name="Times New Roman" fo:font-size="14pt" officeooo:rsid="0012a4ce" officeooo:paragraph-rsid="0012a4ce" fo:background-color="#ffffff" style:font-size-asian="14pt" style:font-name-complex="Times New Roman1" style:font-size-complex="14pt"/>
    </style:style>
    <style:style style:name="P16" style:family="paragraph" style:parent-style-name="Standard" style:list-style-name="">
      <style:paragraph-properties fo:margin-left="0cm" fo:margin-right="0cm" fo:margin-top="0.353cm" fo:margin-bottom="0cm" loext:contextual-spacing="false" fo:line-height="105%" fo:keep-together="always" fo:text-indent="0cm" style:auto-text-indent="false" fo:keep-with-next="always" style:vertical-align="baseline"/>
      <style:text-properties fo:color="#000000" style:font-name="Times New Roman" fo:font-size="14pt" fo:font-weight="bold" officeooo:paragraph-rsid="000a0808" style:letter-kerning="true" fo:background-color="#ffffff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writing-mode="lr-tb">
        <style:tab-stops>
          <style:tab-stop style:position="6.267cm"/>
        </style:tab-stops>
      </style:paragraph-properties>
      <style:text-properties fo:color="#000000" style:font-name="Times New Roman" fo:font-size="14pt" fo:font-weight="normal" officeooo:rsid="0017fd91" officeooo:paragraph-rsid="0017fd91" fo:background-color="#ffffff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style:text-properties fo:color="#000000" style:font-name="TimesNewRoman" fo:font-size="14pt" fo:font-weight="normal" officeooo:rsid="0017fd91" officeooo:paragraph-rsid="0017fd91" style:letter-kerning="true" fo:background-color="#ffffff" style:font-name-asian="SimSun" style:font-size-asian="14pt" style:language-asian="en" style:country-asian="US" style:font-weight-asian="normal" style:font-name-complex="Times New Roman1" style:font-size-complex="14pt" style:font-weight-complex="normal"/>
    </style:style>
    <style:style style:name="P19" style:family="paragraph" style:parent-style-name="Standard" style:list-style-name="L1">
      <style:text-properties fo:color="#000000" style:font-name="TimesNewRoman" fo:font-size="14pt" fo:font-weight="normal" officeooo:rsid="0017fd91" officeooo:paragraph-rsid="0017fd91" style:letter-kerning="true" fo:background-color="#ffffff" style:font-name-asian="SimSun" style:font-size-asian="14pt" style:language-asian="en" style:country-asian="US" style:font-weight-asian="normal" style:font-name-complex="Times New Roman1" style:font-size-complex="14pt" style:font-weight-complex="normal"/>
    </style:style>
    <style:style style:name="P20" style:family="paragraph" style:parent-style-name="Standard">
      <style:text-properties fo:color="#000000" style:font-name="TimesNewRoman" fo:font-size="14pt" fo:font-weight="normal" officeooo:rsid="002c272f" officeooo:paragraph-rsid="000b6ecf" style:letter-kerning="tru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text-properties fo:color="#000000" style:font-name="TimesNewRoman" fo:font-size="14pt" fo:font-weight="normal" officeooo:rsid="0017fd91" officeooo:paragraph-rsid="0017fd91" style:letter-kerning="true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text-properties fo:color="#000000" style:font-name="TimesNewRoman" fo:font-size="14pt" fo:font-weight="normal" officeooo:rsid="0017fd91" officeooo:paragraph-rsid="001f6264" fo:background-color="#ffffff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4" style:family="paragraph" style:parent-style-name="Standard">
      <style:paragraph-properties style:line-height-at-least="0.503cm"/>
      <style:text-properties fo:color="#000000" fo:background-color="#ffffff"/>
    </style:style>
    <style:style style:name="P25" style:family="paragraph" style:parent-style-name="Standard">
      <style:paragraph-properties fo:margin-top="0cm" fo:margin-bottom="0cm" loext:contextual-spacing="false"/>
      <style:text-properties style:font-name="Times New Roman" fo:font-size="14pt" fo:font-weight="normal" officeooo:paragraph-rsid="001f6264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/>
      <style:text-properties style:font-name="Times New Roman" fo:font-size="14pt" officeooo:paragraph-rsid="002103dd" style:font-size-asian="14pt" style:font-name-complex="Times New Roman1" style:font-size-complex="14pt"/>
    </style:style>
    <style:style style:name="P27" style:family="paragraph" style:parent-style-name="Standard" style:list-style-name="L2">
      <style:paragraph-properties fo:margin-top="0cm" fo:margin-bottom="0cm" loext:contextual-spacing="false" fo:line-height="150%" fo:text-align="start" style:justify-single-word="false">
        <style:tab-stops>
          <style:tab-stop style:position="6.017cm"/>
        </style:tab-stops>
      </style:paragraph-properties>
      <style:text-properties fo:color="#000000" style:font-name="TimesNewRoman" fo:font-size="14pt" fo:font-weight="normal" officeooo:rsid="00127496" officeooo:paragraph-rsid="00127496" fo:background-color="#ffffff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29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#ffffff"/>
    </style:style>
    <style:style style:name="P30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50%" fo:text-align="start" style:justify-single-word="false" fo:orphans="0" fo:widows="0" fo:hyphenation-ladder-count="no-limit" fo:text-indent="-0.7cm" style:auto-text-indent="false" fo:background-color="transparent" style:vertical-align="baseline" style:writing-mode="lr-tb">
        <style:tab-stops>
          <style:tab-stop style:position="1.455cm"/>
          <style:tab-stop style:position="6.017cm"/>
        </style:tab-stops>
      </style:paragraph-properties>
      <style:text-properties fo:color="#000000" style:font-name="TimesNewRoman" fo:font-size="14pt" fo:font-weight="normal" officeooo:rsid="0012a4ce" officeooo:paragraph-rsid="0012a4ce" fo:background-color="#ffffff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fo:color="#000000" style:font-name="Times New Roman" fo:font-size="14pt" fo:font-weight="bold" officeooo:paragraph-rsid="000a0808" fo:background-color="#ffffff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left="-1.501cm" fo:margin-right="0cm" fo:margin-top="0cm" fo:margin-bottom="0cm" loext:contextual-spacing="false" fo:line-height="150%" fo:text-indent="1.886cm" style:auto-text-indent="false">
        <style:tab-stops>
          <style:tab-stop style:position="6.267cm"/>
        </style:tab-stops>
      </style:paragraph-properties>
      <style:text-properties fo:color="#000000" style:font-name="Times New Roman" fo:font-size="14pt" officeooo:rsid="000c98ee" officeooo:paragraph-rsid="000a0808" fo:background-color="#ffffff" style:font-size-asian="14pt" style:font-name-complex="Times New Roman1" style:font-size-complex="14pt"/>
    </style:style>
    <style:style style:name="P33" style:family="paragraph" style:parent-style-name="Standard">
      <style:paragraph-properties fo:margin-top="0cm" fo:margin-bottom="0.282cm" loext:contextual-spacing="false" fo:line-height="100%"/>
      <style:text-properties fo:color="#000000" style:font-name="Times New Roman" fo:font-size="16pt" officeooo:rsid="001b5f41" officeooo:paragraph-rsid="001b5f41" fo:background-color="#ffffff" style:font-size-asian="16pt" style:font-name-complex="Times New Roman1" style:font-size-complex="16pt"/>
    </style:style>
    <style:style style:name="P34" style:family="paragraph" style:parent-style-name="Standard_20__28_user_29_">
      <style:paragraph-properties fo:margin-top="0cm" fo:margin-bottom="0cm" loext:contextual-spacing="false"/>
      <style:text-properties style:font-name="Times New Roman" fo:font-size="14pt" fo:font-weight="normal" officeooo:paragraph-rsid="001f6264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_20__28_user_29_">
      <style:paragraph-properties fo:margin-top="0cm" fo:margin-bottom="0cm" loext:contextual-spacing="false"/>
      <style:text-properties style:font-name="Times New Roman" fo:font-size="14pt" officeooo:paragraph-rsid="00206dc8" style:font-size-asian="14pt" style:font-name-complex="Times New Roman1" style:font-size-complex="14pt"/>
    </style:style>
    <style:style style:name="P36" style:family="paragraph" style:parent-style-name="Standard_20__28_user_29_">
      <style:paragraph-properties fo:margin-top="0cm" fo:margin-bottom="0cm" loext:contextual-spacing="false"/>
      <style:text-properties style:font-name="Times New Roman" fo:font-size="14pt" officeooo:paragraph-rsid="002103dd" style:font-size-asian="14pt" style:font-name-complex="Times New Roman1" style:font-size-complex="14pt"/>
    </style:style>
    <style:style style:name="P37" style:family="paragraph" style:parent-style-name="Standard_20__28_user_29_">
      <style:paragraph-properties fo:margin-top="0cm" fo:margin-bottom="0cm" loext:contextual-spacing="false"/>
      <style:text-properties style:font-name="Times New Roman" fo:font-size="14pt" officeooo:paragraph-rsid="0022a27c" style:font-size-asian="14pt" style:font-name-complex="Times New Roman1" style:font-size-complex="14pt"/>
    </style:style>
    <style:style style:name="P38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fo:color="#000000" style:font-name="Times New Roman" fo:font-size="14pt" fo:font-weight="bold" officeooo:paragraph-rsid="000b6ecf" fo:background-color="#ffffff" style:font-size-asian="14pt" style:font-weight-asian="bold" style:font-name-complex="Times New Roman1" style:font-size-complex="14pt"/>
    </style:style>
    <style:style style:name="P39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fo:color="#000000" style:font-name="Times New Roman" fo:font-size="14pt" fo:font-weight="bold" officeooo:paragraph-rsid="000a0808" fo:background-color="#ffffff" style:font-size-asian="14pt" style:font-weight-asian="bold" style:font-name-complex="Times New Roman1" style:font-size-complex="14pt"/>
    </style:style>
    <style:style style:name="P40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fo:color="#000000" style:font-name="Times New Roman" fo:font-size="14pt" fo:font-weight="bold" officeooo:paragraph-rsid="000a0808" fo:background-color="#ffffff" style:font-size-asian="14pt" style:font-weight-asian="bold" style:font-name-complex="Times New Roman1" style:font-size-complex="14pt"/>
    </style:style>
    <style:style style:name="P41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0a0808" fo:background-color="#ffffff" style:font-name-asian="Times New Roman1" style:font-size-asian="14pt" style:font-name-complex="Times New Roman1" style:font-size-complex="14pt"/>
    </style:style>
    <style:style style:name="P42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0a0808" fo:background-color="#ffffff" style:font-name-asian="Times New Roman1" style:font-size-asian="14pt" style:font-name-complex="Times New Roman1" style:font-size-complex="14pt"/>
    </style:style>
    <style:style style:name="P43" style:family="paragraph" style:parent-style-name="Standard_20__28_user_29_">
      <style:paragraph-properties fo:margin-top="0cm" fo:margin-bottom="0cm" loext:contextual-spacing="false"/>
      <style:text-properties fo:color="#000000" style:font-name="Times New Roman" fo:font-size="10pt" fo:background-color="#ffffff" style:font-size-asian="10pt" style:font-name-complex="Times New Roman1" style:font-size-complex="10pt"/>
    </style:style>
    <style:style style:name="P44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officeooo:paragraph-rsid="000a0808" fo:background-color="#ffffff"/>
    </style:style>
    <style:style style:name="P45" style:family="paragraph" style:parent-style-name="Standard_20__28_user_29_">
      <style:paragraph-properties fo:margin-top="0cm" fo:margin-bottom="0cm" loext:contextual-spacing="false"/>
      <style:text-properties officeooo:paragraph-rsid="002103dd"/>
    </style:style>
    <style:style style:name="P46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officeooo:paragraph-rsid="000a0808" fo:background-color="#ffffff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fo:background-color="#ffffff" style:font-size-asian="14pt" style:font-weight-asian="bold" style:font-name-complex="Times New Roman1" style:font-size-complex="14pt"/>
    </style:style>
    <style:style style:name="P48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officeooo:paragraph-rsid="000a0808" fo:background-color="#ffffff" style:font-size-asian="14pt" style:font-weight-asian="bold" style:font-name-complex="Times New Roman1" style:font-size-complex="14pt"/>
    </style:style>
    <style:style style:name="P49" style:family="paragraph" style:parent-style-name="Standard_20__28_user_29_">
      <style:paragraph-properties fo:text-align="center" style:justify-single-word="false"/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50" style:family="paragraph" style:parent-style-name="Standard_20__28_user_29_"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P51" style:family="paragraph" style:parent-style-name="Standard_20__28_user_29_">
      <style:paragraph-properties fo:text-align="center" style:justify-single-word="false"/>
      <style:text-properties fo:color="#000000" style:font-name="Times New Roman" fo:font-size="18pt" fo:font-weight="bold" officeooo:paragraph-rsid="000a0808" fo:background-color="#ffffff" style:font-size-asian="18pt" style:font-weight-asian="bold" style:font-name-complex="Times New Roman1" style:font-size-complex="18pt"/>
    </style:style>
    <style:style style:name="P52" style:family="paragraph" style:parent-style-name="Standard_20__28_user_29_">
      <style:text-properties fo:color="#000000" style:font-name="Times New Roman" fo:font-size="18pt" fo:font-weight="bold" officeooo:paragraph-rsid="000a0808" fo:background-color="#ffffff" style:font-size-asian="18pt" style:font-weight-asian="bold" style:font-name-complex="Times New Roman1" style:font-size-complex="18pt"/>
    </style:style>
    <style:style style:name="P53" style:family="paragraph" style:parent-style-name="Standard_20__28_user_29_">
      <style:paragraph-properties fo:text-align="center" style:justify-single-word="false"/>
      <style:text-properties fo:color="#000000" officeooo:paragraph-rsid="000a0808" fo:background-color="#ffffff"/>
    </style:style>
    <style:style style:name="P54" style:family="paragraph" style:parent-style-name="Standard_20__28_user_29_">
      <style:text-properties fo:font-size="14pt" style:font-size-asian="14pt" style:font-size-complex="14pt"/>
    </style:style>
    <style:style style:name="P55" style:family="paragraph" style:parent-style-name="Standard_20__28_user_29_">
      <style:paragraph-properties fo:text-align="start" style:justify-single-word="false"/>
      <style:text-properties style:font-name="Times New Roman" fo:font-size="14pt" fo:font-weight="normal" officeooo:paragraph-rsid="0013526f" style:font-size-asian="14pt" style:font-weight-asian="normal" style:font-name-complex="Times New Roman1" style:font-size-complex="14pt" style:font-weight-complex="normal"/>
    </style:style>
    <style:style style:name="P56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0a0808" fo:background-color="#ffffff" style:font-name-asian="Times New Roman1" style:font-size-asian="14pt" style:font-name-complex="Times New Roman1" style:font-size-complex="14pt"/>
    </style:style>
    <style:style style:name="P57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officeooo:paragraph-rsid="000a0808" fo:background-color="#ffffff"/>
    </style:style>
    <style:style style:name="P58" style:family="paragraph" style:parent-style-name="Standard_20__28_user_29_">
      <style:paragraph-properties fo:margin-top="0cm" fo:margin-bottom="0.282cm" loext:contextual-spacing="false" fo:line-height="150%"/>
      <style:text-properties fo:color="#000000" style:font-name="Times New Roman" fo:font-size="14pt" fo:font-weight="bold" fo:background-color="#ffffff" style:font-size-asian="14pt" style:font-weight-asian="bold" style:font-name-complex="Times New Roman1" style:font-size-complex="14pt"/>
    </style:style>
    <style:style style:name="P59" style:family="paragraph" style:parent-style-name="Standard_20__28_user_29_">
      <style:paragraph-properties fo:margin-top="0cm" fo:margin-bottom="0.282cm" loext:contextual-spacing="false" fo:line-height="150%" fo:text-align="center" style:justify-single-word="false"/>
      <style:text-properties fo:color="#000000" style:font-name="Times New Roman" fo:font-size="14pt" fo:font-weight="bold" fo:background-color="#ffffff" style:font-size-asian="14pt" style:font-weight-asian="bold" style:font-name-complex="Times New Roman1" style:font-size-complex="14pt"/>
    </style:style>
    <style:style style:name="P60" style:family="paragraph" style:parent-style-name="Standard_20__28_user_29_" style:master-page-name="First_20_Page">
      <style:paragraph-properties fo:text-align="center" style:justify-single-word="false" style:page-number="auto"/>
      <style:text-properties fo:color="#000000" style:font-name="Times New Roman" fo:font-size="14pt" officeooo:paragraph-rsid="000a0808" fo:background-color="#ffffff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7fd9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6e68f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ddeff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1ddef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fo:color="#000000" style:font-name="Times New Roman" fo:font-size="14pt" fo:language="ru" fo:country="RU" officeooo:rsid="002103dd" style:letter-kerning="false" fo:background-color="#ffffff" loext:char-shading-value="0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8" style:family="text">
      <style:text-properties fo:color="#000000" style:font-name="Times New Roman" fo:font-size="14pt" fo:language="ru" fo:country="RU" fo:font-style="normal" fo:font-weight="bold" officeooo:rsid="002103dd" style:letter-kerning="false" fo:background-color="#ffffff" loext:char-shading-value="0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color="#000000" style:font-name="Times New Roman" fo:font-size="14pt" officeooo:rsid="0017fd91" fo:background-color="#ffffff" loext:char-shading-value="0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officeooo:rsid="002103dd" fo:background-color="#ffffff" loext:char-shading-value="0" style:font-size-asian="14pt" style:font-name-complex="Times New Roman1" style:font-size-complex="14pt"/>
    </style:style>
    <style:style style:name="T11" style:family="text">
      <style:text-properties fo:color="#000000" fo:font-weight="bold" officeooo:rsid="000eedc6" fo:background-color="#ffffff" loext:char-shading-value="0" style:font-weight-asian="bold" style:font-weight-complex="bold"/>
    </style:style>
    <style:style style:name="T12" style:family="text">
      <style:text-properties fo:color="#000000" fo:font-weight="normal" officeooo:rsid="0013526f" fo:background-color="#ffffff" loext:char-shading-value="0"/>
    </style:style>
    <style:style style:name="T13" style:family="text">
      <style:text-properties fo:color="#000000" fo:font-weight="normal" officeooo:rsid="001f6264" fo:background-color="#ffffff" loext:char-shading-value="0"/>
    </style:style>
    <style:style style:name="T14" style:family="text">
      <style:text-properties fo:color="#000000" fo:font-size="12pt" officeooo:rsid="001f6264" fo:background-color="#ffffff" loext:char-shading-value="0" style:font-size-asian="12pt" style:font-size-complex="12pt"/>
    </style:style>
    <style:style style:name="T15" style:family="text">
      <style:text-properties fo:color="#000000" fo:language="ru" fo:country="RU" officeooo:rsid="002103dd" style:letter-kerning="false" fo:background-color="#ffffff" loext:char-shading-value="0" style:font-name-asian="Calibri1" style:language-asian="ru" style:country-asian="RU" style:language-complex="ar" style:country-complex="SA"/>
    </style:style>
    <style:style style:name="T16" style:family="text">
      <style:text-properties fo:color="#000000" fo:language="ru" fo:country="RU" officeooo:rsid="00206dc8" style:letter-kerning="false" fo:background-color="#ffffff" loext:char-shading-value="0" style:font-name-asian="Calibri1" style:language-asian="ru" style:country-asian="RU" style:language-complex="ar" style:country-complex="SA"/>
    </style:style>
    <style:style style:name="T17" style:family="text">
      <style:text-properties fo:color="#000000" fo:language="ru" fo:country="RU" officeooo:rsid="0022a27c" style:letter-kerning="false" fo:background-color="#ffffff" loext:char-shading-value="0" style:font-name-asian="Calibri1" style:language-asian="ru" style:country-asian="RU" style:language-complex="ar" style:country-complex="SA"/>
    </style:style>
    <style:style style:name="T18" style:family="text">
      <style:text-properties fo:color="#000000" style:font-name="Droid Sans Mono" fo:font-size="10.5pt" fo:font-weight="normal" officeooo:rsid="001f6264" fo:background-color="#ffffff" loext:char-shading-value="0" style:font-size-asian="12pt" style:font-size-complex="12pt"/>
    </style:style>
    <style:style style:name="T19" style:family="text">
      <style:text-properties fo:color="#000000" officeooo:rsid="000cf8f1" fo:background-color="#ffffff" loext:char-shading-value="0" style:font-weight-asian="bold" style:font-weight-complex="bold"/>
    </style:style>
    <style:style style:name="T20" style:family="text">
      <style:text-properties fo:color="#000000" fo:background-color="#ffffff" loext:char-shading-value="0"/>
    </style:style>
    <style:style style:name="T21" style:family="text">
      <style:text-properties fo:color="#000000" officeooo:rsid="00206dc8" fo:background-color="#ffffff" loext:char-shading-value="0"/>
    </style:style>
    <style:style style:name="T22" style:family="text">
      <style:text-properties fo:color="#000000" officeooo:rsid="002103dd" fo:background-color="#ffffff" loext:char-shading-value="0"/>
    </style:style>
    <style:style style:name="T23" style:family="text">
      <style:text-properties officeooo:rsid="001bf60d"/>
    </style:style>
    <style:style style:name="T24" style:family="text">
      <style:text-properties officeooo:rsid="001ddeff"/>
    </style:style>
    <style:style style:name="T25" style:family="text">
      <style:text-properties fo:language="ru" fo:country="RU" style:letter-kerning="true" style:font-name-asian="Times New Roman1"/>
    </style:style>
    <style:style style:name="T26" style:family="text">
      <style:text-properties fo:language="en" fo:country="US" style:letter-kerning="true" style:font-name-asian="Times New Roman1"/>
    </style:style>
    <style:style style:name="T27" style:family="text">
      <style:text-properties officeooo:rsid="001f6264"/>
    </style:style>
    <style:style style:name="T28" style:family="text">
      <style:text-properties style:font-name="Droid Sans Mono" officeooo:rsid="002103dd"/>
    </style:style>
    <style:style style:name="T29" style:family="text">
      <style:text-properties fo:color="#9cdcfe" style:font-name="Droid Sans Mono" fo:font-size="10.5pt" fo:font-weight="normal" officeooo:rsid="002103dd" fo:background-color="#1e1e1e" loext:char-shading-value="0"/>
    </style:style>
    <style:style style:name="T30" style:family="text">
      <style:text-properties fo:font-weight="bold" style:letter-kerning="true" style:font-name-asian="Times New Roman1" style:font-weight-asian="bold" style:font-weight-complex="bold"/>
    </style:style>
    <style:style style:name="T31" style:family="text">
      <style:text-properties fo:font-weight="bold" officeooo:rsid="001ddeff" style:letter-kerning="true" style:font-name-asian="Times New Roman1" style:font-weight-asian="bold" style:font-weight-complex="bold"/>
    </style:style>
    <style:style style:name="T32" style:family="text">
      <style:text-properties style:letter-kerning="true" style:font-name-asian="Times New Roman1"/>
    </style:style>
    <style:style style:name="T33" style:family="text">
      <style:text-properties officeooo:rsid="001f6264" style:letter-kerning="true" style:font-name-asian="Times New Roman1"/>
    </style:style>
    <style:style style:name="T34" style:family="text">
      <style:text-properties fo:font-size="12pt" officeooo:rsid="001f6264" style:font-size-asian="12pt" style:font-size-complex="12pt"/>
    </style:style>
    <style:style style:name="T35" style:family="text">
      <style:text-properties officeooo:rsid="002103dd"/>
    </style:style>
    <style:style style:name="T36" style:family="text">
      <style:text-properties fo:font-size="14pt" style:font-size-asian="14pt" style:font-size-complex="14pt"/>
    </style:style>
    <style:style style:name="T37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Московский Авиационный Институт</text:p>
      <text:p text:style-name="P49">(Национальный Исследовательский Университет)</text:p>
      <text:p text:style-name="P49">Факультет информационных технологий и прикладной математики</text:p>
      <text:p text:style-name="P49">Кафедра вычислительной математики и программирования</text:p>
      <text:p text:style-name="P51"/>
      <text:p text:style-name="P51"/>
      <text:p text:style-name="P53"><text:span text:style-name="T2">Курсовой проект</text:span><text:span text:style-name="T1"> по курсу</text:span></text:p>
      <text:p text:style-name="P46">«Операционные системы»</text:p>
      <text:p text:style-name="P46"/>
      <text:p text:style-name="P53"/>
      <text:p text:style-name="P52"/>
      <text:p text:style-name="P51"/>
      <text:p text:style-name="P5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6"/>
      <text:p text:style-name="P56"/>
      <text:p text:style-name="P56"/>
      <text:p text:style-name="P56"/>
      <text:p text:style-name="P56"/>
      <text:p text:style-name="P56"/>
      <text:p text:style-name="P44"><text:span text:style-name="T3">Студент: </text:span><text:span text:style-name="T6">Чубуков Андрей Владимирович</text:span></text:p>
      <text:p text:style-name="P57"><text:span text:style-name="T3">Группа: М8О-</text:span><text:span text:style-name="T4">2</text:span><text:span text:style-name="T3">0</text:span><text:span text:style-name="T4">8</text:span><text:span text:style-name="T3">Б-</text:span><text:span text:style-name="T4">2</text:span><text:span text:style-name="T5">1</text:span></text:p>
      <text:p text:style-name="P57"><text:span text:style-name="T3">Вариант: </text:span><text:span text:style-name="T5">2</text:span></text:p>
      <text:p text:style-name="P44"><text:span text:style-name="T3">Преподаватель: </text:span><text:span text:style-name="T6">Соколов Андрей Алексеевич</text:span></text:p>
      <text:p text:style-name="P41">Оценка: ___________</text:p>
      <text:p text:style-name="P41">Дата: ___________</text:p>
      <text:p text:style-name="P41">Подпись: ___________</text:p>
      <text:p text:style-name="P42"/>
      <text:p text:style-name="P42"/>
      <text:p text:style-name="P42">Москва, 202<text:span text:style-name="T24">2</text:span></text:p>
      <text:p text:style-name="P48"><text:soft-page-break/>Содержание</text:p>
      <text:list xml:id="list332120089" text:style-name="WWNum12">
        <text:list-item text:start-value="1">
          <text:p text:style-name="P7">Репозиторий</text:p>
        </text:list-item>
        <text:list-item text:style-override="WWNum13">
          <text:p text:style-name="P8">Постановка задачи</text:p>
        </text:list-item>
        <text:list-item text:style-override="WWNum14">
          <text:p text:style-name="P9">Общие сведения о программе</text:p>
        </text:list-item>
        <text:list-item text:style-override="WWNum15">
          <text:p text:style-name="P10">Общий метод и алгоритм решения</text:p>
        </text:list-item>
        <text:list-item text:style-override="WWNum16">
          <text:p text:style-name="P11">Исходный код</text:p>
        </text:list-item>
        <text:list-item text:style-override="WWNum16">
          <text:p text:style-name="P6">Сборка программы</text:p>
        </text:list-item>
        <text:list-item text:style-override="WWNum17">
          <text:p text:style-name="P12">Демонстрация работы программы</text:p>
        </text:list-item>
        <text:list-item text:style-override="WWNum18">
          <text:p text:style-name="P13">Выводы</text:p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48">Репозиторий</text:p>
      <text:p text:style-name="P5"><text:span text:style-name="Internet_20_link"><text:span text:style-name="T9">https://github.com/Mrak0bEss/OS/tree/main/kp</text:span></text:span></text:p>
      <text:p text:style-name="P50"/>
      <text:p text:style-name="P48">Постановка задачи</text:p>
      <text:h text:style-name="P16" text:outline-level="2">Цель работы</text:h>
      <text:p text:style-name="P18">Целью работы является:</text:p>
      <text:list xml:id="list3947616742" text:style-name="L1">
        <text:list-item>
          <text:p text:style-name="P19">Приобретение практических навыков в использовании знаний, полученных в течении курса</text:p>
        </text:list-item>
        <text:list-item>
          <text:p text:style-name="P19">Проведение исследования в выбранной предметной области</text:p>
        </text:list-item>
      </text:list>
      <text:h text:style-name="P16" text:outline-level="2">Задание</text:h>
      <text:p text:style-name="P20">Необходимо спроектировать и реализовать программный прототип в соответствии с выбранным вариантом. Произвести анализ и сделать вывод на основании данных, полученных при работе программного прототипа.</text:p>
      <text:p text:style-name="P21">Спроектировать консольную клиент-серверную игру на основе технологии Pipes. </text:p>
      <text:p text:style-name="P22"><text:span text:style-name="T30">Вариант №</text:span><text:span text:style-name="T31">2</text:span><text:span text:style-name="T30">:</text:span><text:span text:style-name="T32"> </text:span><text:span text:style-name="T33">М</text:span><text:span text:style-name="T25">орской бой. Общение между сервером и клиентом необходимо организовать при помощи </text:span><text:span text:style-name="T26">pipe'</text:span><text:span text:style-name="T25">ов. Каждый игрок должен при запуске ввести свой логин. Должна быть предоставлена возможность отправить приглашение на игру другому игроку по логину</text:span></text:p>
      <text:p text:style-name="P30"/>
      <text:list xml:id="list2228419440" text:style-name="L2">
        <text:list-header>
          <text:p text:style-name="P27"/>
        </text:list-header>
      </text:list>
      <text:p text:style-name="P38">Общие сведения о программе</text:p>
      <text:p text:style-name="P17">Связь между клиентом и сервером поддерживается путем именнованных pipe’ов. Все клиенты записывают команды в pipe сервера. Сервер же, в свою очередь, создает pipe для клиента и записывает туда. <text:span text:style-name="T27">Все pipы связана с логинами, с помощью чего можно отправить приглашение другому игроку, полсе чего создается новый pipe, конкретно для игры двух игроков </text:span></text:p>
      <text:p text:style-name="P39">Общий метод и алгоритм решения</text:p>
      <text:p text:style-name="P32"/>
      <text:p text:style-name="P15">Используемые методы системные вызовы:</text:p>
      <text:list xml:id="list3461118894" text:style-name="L3">
        <text:list-item>
          <text:p text:style-name="P14">write</text:p>
        </text:list-item>
        <text:list-item>
          <text:p text:style-name="P14">read</text:p>
        </text:list-item>
        <text:list-item>
          <text:p text:style-name="P14">mkfifo</text:p>
        </text:list-item>
        <text:list-item>
          <text:p text:style-name="P14">perror</text:p>
          <text:p text:style-name="P14">Также используется библиотека «fstream» для чтения/записи в файл.</text:p>
        </text:list-item>
      </text:list>
      <text:p text:style-name="P31"><text:soft-page-break/></text:p>
      <text:p text:style-name="P40"/>
      <text:p text:style-name="P39">Исходный код</text:p>
      <text:p text:style-name="P34"><text:span text:style-name="symbol0_5f_cpp"><text:span text:style-name="T14">server.cpp</text:span></text:span></text:p>
      <text:p text:style-name="P25"><text:span text:style-name="symbol0_5f_cpp"><text:span text:style-name="T18">#include &lt;iostream&gt;</text:span></text:span></text:p>
      <text:p text:style-name="P23">#include &lt;unistd.h&gt;</text:p>
      <text:p text:style-name="P23">#include &lt;sys/types.h&gt;</text:p>
      <text:p text:style-name="P23">#include &lt;sys/stat.h&gt;</text:p>
      <text:p text:style-name="P23">#include &lt;fcntl.h&gt;</text:p>
      <text:p text:style-name="P23">#include &lt;map&gt;</text:p>
      <text:p text:style-name="P23">#include"pthread.h"</text:p>
      <text:p text:style-name="P23">#include&lt;cstring&gt;</text:p>
      <text:p text:style-name="P23">#include&lt;vector&gt;</text:p>
      <text:p text:style-name="P23">#include&lt;cstdio&gt;</text:p>
      <text:p text:style-name="P23">#include &lt;sys/mman.h&gt;</text:p>
      <text:p text:style-name="P23">#include &lt;algorithm&gt;</text:p>
      <text:p text:style-name="P23">#include &lt;stdlib.h&gt;</text:p>
      <text:p text:style-name="P24"/>
      <text:p text:style-name="P23">using namespace std;</text:p>
      <text:p text:style-name="P29"/>
      <text:p text:style-name="P23">vector &lt;string&gt; spisok;</text:p>
      <text:p text:style-name="P23">map &lt;string, int&gt; mp;</text:p>
      <text:p text:style-name="P29"/>
      <text:p text:style-name="P23">int main()</text:p>
      <text:p text:style-name="P23">{</text:p>
      <text:p text:style-name="P23">char y = 's';</text:p>
      <text:p text:style-name="P23">if(mkfifo("mypipe", 0644) &lt; 0){ // Создаем файл именованного канала</text:p>
      <text:p text:style-name="P23">//perror("mkfifo");</text:p>
      <text:p text:style-name="P23">}</text:p>
      <text:p text:style-name="P23">int fd = open("mypipe", O_RDONLY); // Открываем файл конвейера. Дескриптор файла - fd</text:p>
      <text:p text:style-name="P23">if(fd &lt; 0){</text:p>
      <text:p text:style-name="P23">perror("open");</text:p>
      <text:p text:style-name="P23">}</text:p>
      <text:p text:style-name="P23">char buf[10];</text:p>
      <text:p text:style-name="P23">int i=0;</text:p>
      <text:p text:style-name="P23">pthread_t *id;</text:p>
      <text:p text:style-name="P23">id = (pthread_t*)malloc(sizeof(int)*(100));</text:p>
      <text:p text:style-name="P23">while(1)</text:p>
      <text:p text:style-name="P23">{</text:p>
      <text:p text:style-name="P23">fflush(stdin);</text:p>
      <text:p text:style-name="P23">// Считываем данные из файла конвейера</text:p>
      <text:p text:style-name="P23">if(read(fd, &amp;buf[0], sizeof(char))){</text:p>
      <text:p text:style-name="P23">if (buf[0] == 'n')</text:p>
      <text:p text:style-name="P23">{ </text:p>
      <text:p text:style-name="P23">if(mkfifo("name", 0644) &lt; 0)</text:p>
      <text:p text:style-name="P23"><text:soft-page-break/>{ // Создаем файл именованного канала</text:p>
      <text:p text:style-name="P23">//perror("mkfifo");</text:p>
      <text:p text:style-name="P23">}</text:p>
      <text:p text:style-name="P23">string name;</text:p>
      <text:p text:style-name="P23">char* nm=(char*)malloc(sizeof(string));</text:p>
      <text:p text:style-name="P23">int nfd = open("name", O_RDONLY); // Открываем файл конвейера. Дескриптор файла - fd</text:p>
      <text:p text:style-name="P23">if(nfd &lt; 0){</text:p>
      <text:p text:style-name="P23">perror("open");</text:p>
      <text:p text:style-name="P23">}</text:p>
      <text:p text:style-name="P23">string nm1;</text:p>
      <text:p text:style-name="P23">ssize_t s = read(nfd, nm, sizeof(string));</text:p>
      <text:p text:style-name="P23">nm1 = nm;</text:p>
      <text:p text:style-name="P23">printf("client %d ",i);</text:p>
      <text:p text:style-name="P23">cout &lt;&lt; nm1&lt;&lt;endl;</text:p>
      <text:p text:style-name="P23">spisok.push_back(nm1);</text:p>
      <text:p text:style-name="P23">mp[nm1]=2;</text:p>
      <text:p text:style-name="P23">int fdmap[2];</text:p>
      <text:p text:style-name="P23">pipe(fdmap);</text:p>
      <text:p text:style-name="P23">write (fdmap[1], &amp;spisok,sizeof(string)*100);</text:p>
      <text:p text:style-name="P23">close (nfd);</text:p>
      <text:p text:style-name="P23">int fd[2];</text:p>
      <text:p text:style-name="P23">pipe(fd);</text:p>
      <text:p text:style-name="P23">write (fd[1], nm1.c_str(),sizeof(string));</text:p>
      <text:p text:style-name="P23">/// </text:p>
      <text:p text:style-name="P23">/// </text:p>
      <text:p text:style-name="P28"><text:line-break/><text:line-break/></text:p>
      <text:p text:style-name="P23">int pid = fork();</text:p>
      <text:p text:style-name="P23">if (pid == 0)</text:p>
      <text:p text:style-name="P23">{</text:p>
      <text:p text:style-name="P23">char* name=(char*)malloc(sizeof(string));</text:p>
      <text:p text:style-name="P23">string nm;</text:p>
      <text:p text:style-name="P23">//map &lt;char*, int&gt; mp;</text:p>
      <text:p text:style-name="P23">//nm = name;</text:p>
      <text:p text:style-name="P23">read(fd[0],name,sizeof(string));</text:p>
      <text:p text:style-name="P23">//close(fd);</text:p>
      <text:p text:style-name="P23">nm = name;</text:p>
      <text:p text:style-name="P23">//name[strlen(name)-1]='\0';</text:p>
      <text:p text:style-name="P23">cout&lt;&lt;"playing client name " &lt;&lt;nm&lt;&lt;" \n";</text:p>
      <text:p text:style-name="P23">while (1)</text:p>
      <text:p text:style-name="P23">{</text:p>
      <text:p text:style-name="P23">if(mkfifo(name, 0644) &lt; 0){ // Создаем файл именованного канала</text:p>
      <text:p text:style-name="P23">}</text:p>
      <text:p text:style-name="P23">int ffd = open(name, O_RDONLY); // Открываем файл конвейера. Дескриптор файла - fd</text:p>
      <text:p text:style-name="P23">if(ffd &lt; 0){</text:p>
      <text:p text:style-name="P23">perror("open");</text:p>
      <text:p text:style-name="P23"><text:soft-page-break/>}</text:p>
      <text:p text:style-name="P23">char command;</text:p>
      <text:p text:style-name="P23">//name[strlen(name)-1]='\0';</text:p>
      <text:p text:style-name="P23">nm = name;</text:p>
      <text:p text:style-name="P23">read(ffd, &amp;command,sizeof(char));</text:p>
      <text:p text:style-name="P23">cout &lt;&lt;"player "&lt;&lt;nm&lt;&lt;" choose command "&lt;&lt;command&lt;&lt;endl;</text:p>
      <text:p text:style-name="P23">if (command == 's')</text:p>
      <text:p text:style-name="P23">{</text:p>
      <text:p text:style-name="P23">char* enemy=(char*)malloc(sizeof(string));</text:p>
      <text:p text:style-name="P23">read(ffd, enemy,sizeof(string) );</text:p>
      <text:p text:style-name="P23">close(ffd);</text:p>
      <text:p text:style-name="P23">string em = enemy;</text:p>
      <text:p text:style-name="P23">em.push_back('&amp;');</text:p>
      <text:p text:style-name="P23">cout &lt;&lt;"player "&lt;&lt;nm&lt;&lt;" choose enemy "&lt;&lt;enemy&lt;&lt;" check"&lt;&lt;endl;</text:p>
      <text:p text:style-name="P23">int chk_enmy= open(enemy, O_WRONLY);// Открываем файл конвейера</text:p>
      <text:p text:style-name="P23">if(chk_enmy &lt; 0)</text:p>
      <text:p text:style-name="P23">{</text:p>
      <text:p text:style-name="P23">cout&lt;&lt;"Enemy "&lt;&lt;enemy&lt;&lt; " not exist"&lt;&lt;endl;</text:p>
      <text:p text:style-name="P23">int ffd = open(name, O_WRONLY);</text:p>
      <text:p text:style-name="P23">char n ='n';</text:p>
      <text:p text:style-name="P23">write(ffd,&amp;n,sizeof(char)); </text:p>
      <text:p text:style-name="P23">close(ffd);</text:p>
      <text:p text:style-name="P23">}</text:p>
      <text:p text:style-name="P23">else </text:p>
      <text:p text:style-name="P23">{</text:p>
      <text:p text:style-name="P23">char accss='y';</text:p>
      <text:p text:style-name="P23">if(mkfifo(em.c_str(), 0644) &lt; 0)</text:p>
      <text:p text:style-name="P23">{ // Создаем файл именованного канала</text:p>
      <text:p text:style-name="P23">perror("mkfifo");</text:p>
      <text:p text:style-name="P23">}</text:p>
      <text:p text:style-name="P23">int enmy= open(em.c_str(), O_WRONLY );</text:p>
      <text:p text:style-name="P23">if(enmy &lt; 0)</text:p>
      <text:p text:style-name="P23">{</text:p>
      <text:p text:style-name="P23">cout&lt;&lt;"file "&lt;&lt;em&lt;&lt; " not exist"&lt;&lt;endl;</text:p>
      <text:p text:style-name="P23">int ffd = open(name, O_WRONLY);</text:p>
      <text:p text:style-name="P23">char n ='n';</text:p>
      <text:p text:style-name="P23">write(ffd,&amp;n,sizeof(char)); </text:p>
      <text:p text:style-name="P23">close(ffd);</text:p>
      <text:p text:style-name="P24"/>
      <text:p text:style-name="P23">}</text:p>
      <text:p text:style-name="P23">write(enmy,name ,sizeof(string));</text:p>
      <text:p text:style-name="P23">close(enmy);</text:p>
      <text:p text:style-name="P23">enmy= open(em.c_str(), O_RDONLY );</text:p>
      <text:p text:style-name="P23">read(enmy,&amp;accss,sizeof(char));</text:p>
      <text:p text:style-name="P23">int ffd = open(name, O_WRONLY); </text:p>
      <text:p text:style-name="P23">if (accss == 'y')</text:p>
      <text:p text:style-name="P23">{</text:p>
      <text:p text:style-name="P23">cout&lt;&lt;"Player "&lt;&lt;enemy&lt;&lt;" enter acsses"&lt;&lt;endl;</text:p>
      <text:p text:style-name="P23">write(ffd,&amp;accss,sizeof(char)); </text:p>
      <text:p text:style-name="P23">close(ffd);</text:p>
      <text:p text:style-name="P23"><text:soft-page-break/>em.pop_back();</text:p>
      <text:p text:style-name="P23">string player2='&amp;'+em;</text:p>
      <text:p text:style-name="P23">string player1='&amp;'+nm;</text:p>
      <text:p text:style-name="P23">//cout &lt;&lt;em&lt;&lt;endl;</text:p>
      <text:p text:style-name="P23">if(mkfifo(player1.c_str(), 0644) &lt; 0)</text:p>
      <text:p text:style-name="P23">{ // Создаем файл именованного канала</text:p>
      <text:p text:style-name="P23">perror("mkfifo");</text:p>
      <text:p text:style-name="P23">}</text:p>
      <text:p text:style-name="P23">if(mkfifo(player2.c_str(), 0644) &lt; 0)</text:p>
      <text:p text:style-name="P23">{ // Создаем файл именованного канала</text:p>
      <text:p text:style-name="P23">perror("mkfifo");</text:p>
      <text:p text:style-name="P23">}</text:p>
      <text:p text:style-name="P23">// cout &lt;&lt; player1&lt;&lt;" "&lt;&lt;player2&lt;&lt;endl;</text:p>
      <text:p text:style-name="P23">int player1fd=open(player1.c_str(),O_RDONLY);</text:p>
      <text:p text:style-name="P23">int sea1[5][5];</text:p>
      <text:p text:style-name="P23">int sea2[5][5];</text:p>
      <text:p text:style-name="P23">memset(sea1,0,25);</text:p>
      <text:p text:style-name="P23">memset(sea2,0,25);</text:p>
      <text:p text:style-name="P23">int sea2for1[5][5];</text:p>
      <text:p text:style-name="P23">int sea1for2[5][5];</text:p>
      <text:p text:style-name="P23">for (int i =0; i &lt;5;i++)</text:p>
      <text:p text:style-name="P23">{</text:p>
      <text:p text:style-name="P23">for (int j =0; j&lt;5;j++)</text:p>
      <text:p text:style-name="P23">{</text:p>
      <text:p text:style-name="P23">sea2for1[i][j]=0;</text:p>
      <text:p text:style-name="P23">}</text:p>
      <text:p text:style-name="P23">}</text:p>
      <text:p text:style-name="P23">for (int i =0; i &lt;5;i++)</text:p>
      <text:p text:style-name="P23">{</text:p>
      <text:p text:style-name="P23">for (int j =0; j&lt;5;j++)</text:p>
      <text:p text:style-name="P23">{</text:p>
      <text:p text:style-name="P23">sea1for2[i][j]=0;</text:p>
      <text:p text:style-name="P23">}</text:p>
      <text:p text:style-name="P23">}</text:p>
      <text:p text:style-name="P23">read(player1fd, &amp;sea1,sizeof(int)*25);</text:p>
      <text:p text:style-name="P23">for (int i =0; i &lt;5;i++)</text:p>
      <text:p text:style-name="P23">{</text:p>
      <text:p text:style-name="P23">for (int j =0; j&lt;5;j++)</text:p>
      <text:p text:style-name="P23">{</text:p>
      <text:p text:style-name="P23">cout&lt;&lt;sea1[i][j]&lt;&lt;" ";</text:p>
      <text:p text:style-name="P23">if (j == 4)</text:p>
      <text:p text:style-name="P23">{</text:p>
      <text:p text:style-name="P23">cout&lt;&lt;endl;</text:p>
      <text:p text:style-name="P23">}</text:p>
      <text:p text:style-name="P23">}</text:p>
      <text:p text:style-name="P23">}</text:p>
      <text:p text:style-name="P23">int player2fd=open(player2.c_str(),O_WRONLY);</text:p>
      <text:p text:style-name="P23">char q='q';</text:p>
      <text:p text:style-name="P23">write(player2fd,&amp;q,sizeof(char));</text:p>
      <text:p text:style-name="P23">close(player2fd);</text:p>
      <text:p text:style-name="P23"><text:soft-page-break/>player2fd=open(player2.c_str(),O_RDONLY);</text:p>
      <text:p text:style-name="P23">read(player2fd, &amp;sea2,sizeof(int)*25);</text:p>
      <text:p text:style-name="P23">for (int i =0; i &lt;5;i++)</text:p>
      <text:p text:style-name="P23">{</text:p>
      <text:p text:style-name="P23">for (int j =0; j&lt;5;j++)</text:p>
      <text:p text:style-name="P23">{</text:p>
      <text:p text:style-name="P23">cout&lt;&lt;sea2[i][j]&lt;&lt;" ";</text:p>
      <text:p text:style-name="P23">if (j == 4)</text:p>
      <text:p text:style-name="P23">{</text:p>
      <text:p text:style-name="P23">cout&lt;&lt;endl;</text:p>
      <text:p text:style-name="P23">}</text:p>
      <text:p text:style-name="P23">}</text:p>
      <text:p text:style-name="P23">}</text:p>
      <text:p text:style-name="P23">close(player1fd);</text:p>
      <text:p text:style-name="P23">close(player2fd);</text:p>
      <text:p text:style-name="P23">int counter1=5;</text:p>
      <text:p text:style-name="P23">int counter2=5;</text:p>
      <text:p text:style-name="P23">char retrn='g';</text:p>
      <text:p text:style-name="P23">int count=1;</text:p>
      <text:p text:style-name="P23">char status1, status2;</text:p>
      <text:p text:style-name="P23">status1='p';</text:p>
      <text:p text:style-name="P23">status2='p';</text:p>
      <text:p text:style-name="P23">cout&lt;&lt;"start\n";</text:p>
      <text:p text:style-name="P23">while (1)</text:p>
      <text:p text:style-name="P23">{</text:p>
      <text:p text:style-name="P23">count++;</text:p>
      <text:p text:style-name="P23">int x,y;</text:p>
      <text:p text:style-name="P23">if (count % 2 ==0)</text:p>
      <text:p text:style-name="P23">{ </text:p>
      <text:p text:style-name="P23">cout&lt;&lt;"start 1"&lt;&lt;endl;</text:p>
      <text:p text:style-name="P23">player1fd=open(player1.c_str(),O_WRONLY);</text:p>
      <text:p text:style-name="P23">cout&lt;&lt;status1&lt;&lt;endl;</text:p>
      <text:p text:style-name="P23">write(player1fd,&amp;status1,sizeof(char));</text:p>
      <text:p text:style-name="P23">write(player1fd,&amp;sea2for1,sizeof(int)*25);</text:p>
      <text:p text:style-name="P23">write(player1fd,&amp;sea1,sizeof(int)*25);///</text:p>
      <text:p text:style-name="P23">//write(0,&amp;status1,sizeof(char));</text:p>
      <text:p text:style-name="P23">if ((status1=='l')||(status1=='w'))</text:p>
      <text:p text:style-name="P23">{</text:p>
      <text:p text:style-name="P23">if (status1=='w')</text:p>
      <text:p text:style-name="P23">{</text:p>
      <text:p text:style-name="P23">player2fd=open(player2.c_str(),O_WRONLY);</text:p>
      <text:p text:style-name="P23">write(player2fd,&amp;status2,sizeof(char));</text:p>
      <text:p text:style-name="P23">close(player2fd);</text:p>
      <text:p text:style-name="P23">}</text:p>
      <text:p text:style-name="P23">cout&lt;&lt;"End of game"&lt;&lt;endl;</text:p>
      <text:p text:style-name="P23">break;</text:p>
      <text:p text:style-name="P23">}</text:p>
      <text:p text:style-name="P23">cout&lt;&lt;"отослал 1\n";</text:p>
      <text:p text:style-name="P23">close(player1fd);</text:p>
      <text:p text:style-name="P23">player1fd=open(player1.c_str(),O_RDONLY);</text:p>
      <text:p text:style-name="P23"><text:soft-page-break/>read(player1fd,&amp;x,sizeof(int));</text:p>
      <text:p text:style-name="P23">read(player1fd,&amp;y,sizeof(int));</text:p>
      <text:p text:style-name="P23">cout&lt;&lt;x&lt;&lt;" "&lt;&lt;y&lt;&lt;endl;</text:p>
      <text:p text:style-name="P23">close(player1fd);</text:p>
      <text:p text:style-name="P23">if (sea2[x][y]==1)</text:p>
      <text:p text:style-name="P23">{</text:p>
      <text:p text:style-name="P23">//cout &lt;&lt; " NUM - "&lt;&lt;sea2[x][y]&lt;&lt;endl;</text:p>
      <text:p text:style-name="P23">counter2--;</text:p>
      <text:p text:style-name="P23">sea2[x][y]=4;</text:p>
      <text:p text:style-name="P23">sea2for1[x][y]=4;</text:p>
      <text:p text:style-name="P23">retrn = 'k';</text:p>
      <text:p text:style-name="P23">count--;</text:p>
      <text:p text:style-name="P23">}else</text:p>
      <text:p text:style-name="P23">if (sea2[x][y]==2)</text:p>
      <text:p text:style-name="P23">{</text:p>
      <text:p text:style-name="P23">count--;</text:p>
      <text:p text:style-name="P23">sea2[x][y]=4;</text:p>
      <text:p text:style-name="P23">sea2for1[x][y]=4;</text:p>
      <text:p text:style-name="P23">retrn = 'd';</text:p>
      <text:p text:style-name="P23">if ((x != 0 &amp;&amp; x != 4)&amp;&amp;(y != 0 &amp;&amp; y != 4))</text:p>
      <text:p text:style-name="P23">{</text:p>
      <text:p text:style-name="P23">if ((sea2[x-1][y]==0 || sea2[x-1][y]==4)&amp;&amp;(sea2[x][y-1]==0 || sea2[x][y-1]== 4)&amp;&amp;(sea2[x+1][y]==0 || sea2[x+1][y]== 4)&amp;&amp;(sea2[x][y+1]==0 || sea2[x][y+1]== 4))</text:p>
      <text:p text:style-name="P23">{</text:p>
      <text:p text:style-name="P23">counter2--;</text:p>
      <text:p text:style-name="P23">retrn = 'k'; </text:p>
      <text:p text:style-name="P23">}</text:p>
      <text:p text:style-name="P23">}else if((x == 0)&amp;&amp;(y != 0 &amp;&amp; y != 4))</text:p>
      <text:p text:style-name="P23">{</text:p>
      <text:p text:style-name="P23">if ((sea2[x][y-1]==0 || sea2[x][y-1]==4)&amp;&amp;(sea2[x+1][y]==0 || sea2[x+1][y]== 4)&amp;&amp;(sea2[x][y+1]==0 || sea2[x][y+1]== 4))</text:p>
      <text:p text:style-name="P23">{</text:p>
      <text:p text:style-name="P23">counter2--;</text:p>
      <text:p text:style-name="P23">retrn = 'k'; </text:p>
      <text:p text:style-name="P23">}</text:p>
      <text:p text:style-name="P23">}else if((x == 0)&amp;&amp;(y == 0))</text:p>
      <text:p text:style-name="P23">{</text:p>
      <text:p text:style-name="P23">if ((sea2[x+1][y]==0 || sea2[x+1][y]== 4)&amp;&amp;(sea2[x][y+1]==0 || sea2[x][y+1]==4))</text:p>
      <text:p text:style-name="P23">{</text:p>
      <text:p text:style-name="P23">counter2--;</text:p>
      <text:p text:style-name="P23">retrn = 'k'; </text:p>
      <text:p text:style-name="P23">}</text:p>
      <text:p text:style-name="P23">}else if((x == 0)&amp;&amp;(y == 4))</text:p>
      <text:p text:style-name="P23">{</text:p>
      <text:p text:style-name="P23">if ((sea2[x][y-1]==0 || sea2[x][y-1]== 4 )&amp;&amp;(sea2[x+1][y]==0) || sea2[x+1][y]== 4)</text:p>
      <text:p text:style-name="P23">{</text:p>
      <text:p text:style-name="P23">counter2--;</text:p>
      <text:p text:style-name="P23">retrn = 'k'; </text:p>
      <text:p text:style-name="P23">}</text:p>
      <text:p text:style-name="P23"><text:soft-page-break/>}else if((x == 4)&amp;&amp;(y != 0 &amp;&amp; y != 4))</text:p>
      <text:p text:style-name="P23">{</text:p>
      <text:p text:style-name="P23">if ((sea2[x-1][y]==0 || sea2[x-1][y]== 4)&amp;&amp;(sea2[x][y-1]==0 || sea2[x][y-1]== 4)&amp;&amp;(sea2[x][y+1]==0 || sea2[x][y+1]== 4))</text:p>
      <text:p text:style-name="P23">{</text:p>
      <text:p text:style-name="P23">counter2--;</text:p>
      <text:p text:style-name="P23">retrn = 'k'; </text:p>
      <text:p text:style-name="P23">}</text:p>
      <text:p text:style-name="P23">}else if((x == 4)&amp;&amp;(y == 0))</text:p>
      <text:p text:style-name="P23">{</text:p>
      <text:p text:style-name="P23">if ((sea2[x-1][y]==0 || sea2[x-1][y]== 4)&amp;&amp;(sea2[x][y+1]==0 || sea2[x][y+1] == 4))</text:p>
      <text:p text:style-name="P23">{</text:p>
      <text:p text:style-name="P23">counter2--;</text:p>
      <text:p text:style-name="P23">retrn = 'k'; </text:p>
      <text:p text:style-name="P23">}</text:p>
      <text:p text:style-name="P23">}else if((x == 4)&amp;&amp;(y == 4))</text:p>
      <text:p text:style-name="P23">{</text:p>
      <text:p text:style-name="P23">if ((sea2[x-1][y]==0 || sea2[x-1][y] == 4)&amp;&amp;(sea2[x][y-1]==0 || sea2[x][y-1] == 4))</text:p>
      <text:p text:style-name="P23">{</text:p>
      <text:p text:style-name="P23">counter2--;</text:p>
      <text:p text:style-name="P23">retrn = 'k'; </text:p>
      <text:p text:style-name="P23">}</text:p>
      <text:p text:style-name="P23">}else if((y == 0)&amp;&amp;(x != 0 &amp;&amp; x != 4))</text:p>
      <text:p text:style-name="P23">{</text:p>
      <text:p text:style-name="P23">if ((sea2[x-1][y]==0 || sea2[x-1][y]==4)&amp;&amp;(sea2[x+1][y]==0 || sea2[x+1][y]== 4 )&amp;&amp;(sea2[x][y+1]==0 || sea2[x][y+1]== 4))</text:p>
      <text:p text:style-name="P23">{</text:p>
      <text:p text:style-name="P23">counter2--;</text:p>
      <text:p text:style-name="P23">retrn = 'k'; </text:p>
      <text:p text:style-name="P23">}</text:p>
      <text:p text:style-name="P23">}else if((y == 4)&amp;&amp;(x != 0 &amp;&amp; x != 4))</text:p>
      <text:p text:style-name="P23">{</text:p>
      <text:p text:style-name="P23">if ((sea2[x-1][y]==0 || sea2[x-1][y]== 4)&amp;&amp;(sea2[x][y-1]==0 || sea2[x][y-1]== 4 )&amp;&amp;(sea2[x+1][y]==0 || sea2[x+1][y]== 4))</text:p>
      <text:p text:style-name="P23">{</text:p>
      <text:p text:style-name="P23">counter2--;</text:p>
      <text:p text:style-name="P23">retrn = 'k'; </text:p>
      <text:p text:style-name="P23">}</text:p>
      <text:p text:style-name="P23">}</text:p>
      <text:p text:style-name="P23">}else </text:p>
      <text:p text:style-name="P23">{</text:p>
      <text:p text:style-name="P23">retrn = 'p';</text:p>
      <text:p text:style-name="P23">sea2[x][y]=8;</text:p>
      <text:p text:style-name="P23">sea2for1[x][y]=8;</text:p>
      <text:p text:style-name="P23">}</text:p>
      <text:p text:style-name="P23">/*player1fd=open(player1.c_str(),O_RDONLY);</text:p>
      <text:p text:style-name="P23">char trsh;</text:p>
      <text:p text:style-name="P23">if (int err=read(player1fd,&amp;trsh,sizeof(char)) != 0)</text:p>
      <text:p text:style-name="P23">{</text:p>
      <text:p text:style-name="P23">cout&lt;&lt;"err\n";</text:p>
      <text:p text:style-name="P23"><text:soft-page-break/>}</text:p>
      <text:p text:style-name="P23">close(player1fd);*/</text:p>
      <text:p text:style-name="P23">player1fd=open(player1.c_str(),O_WRONLY);</text:p>
      <text:p text:style-name="P23">if (counter2==0)</text:p>
      <text:p text:style-name="P23">{</text:p>
      <text:p text:style-name="P23">retrn='w';</text:p>
      <text:p text:style-name="P23">write(player1fd,&amp;retrn,sizeof(char));</text:p>
      <text:p text:style-name="P23">write(player1fd,&amp;counter2,sizeof(int));</text:p>
      <text:p text:style-name="P24"/>
      <text:p text:style-name="P23">status2='l';</text:p>
      <text:p text:style-name="P23">status1='w';</text:p>
      <text:p text:style-name="P23">write(player2fd,&amp;status2,sizeof(char));</text:p>
      <text:p text:style-name="P23">}else</text:p>
      <text:p text:style-name="P23">{</text:p>
      <text:p text:style-name="P23">write(player1fd,&amp;retrn,sizeof(char));</text:p>
      <text:p text:style-name="P23">write(player1fd,&amp;counter2,sizeof(int));</text:p>
      <text:p text:style-name="P24"/>
      <text:p text:style-name="P23">cout&lt;&lt; retrn&lt;&lt;" "&lt;&lt;counter2&lt;&lt; " "&lt;&lt;count&lt;&lt;endl;</text:p>
      <text:p text:style-name="P23">sleep(1);</text:p>
      <text:p text:style-name="P23">}</text:p>
      <text:p text:style-name="P23">close(player1fd);</text:p>
      <text:p text:style-name="P23">}</text:p>
      <text:p text:style-name="P23">else</text:p>
      <text:p text:style-name="P23">{</text:p>
      <text:p text:style-name="P23">cout&lt;&lt;"start 2"&lt;&lt;endl;</text:p>
      <text:p text:style-name="P23">player2fd=open(player2.c_str(),O_WRONLY);</text:p>
      <text:p text:style-name="P23">write(player2fd,&amp;status2,sizeof(char));</text:p>
      <text:p text:style-name="P23">write(player1fd,&amp;sea1for2,sizeof(int)*25);</text:p>
      <text:p text:style-name="P23">write(player1fd,&amp;sea2,sizeof(int)*25);</text:p>
      <text:p text:style-name="P23">close(player2fd);</text:p>
      <text:p text:style-name="P24"/>
      <text:p text:style-name="P23">if ((status2=='l')||(status2=='w'))</text:p>
      <text:p text:style-name="P23">{</text:p>
      <text:p text:style-name="P23">if (status2=='w')</text:p>
      <text:p text:style-name="P23">{</text:p>
      <text:p text:style-name="P23">player1fd=open(player1.c_str(),O_WRONLY);</text:p>
      <text:p text:style-name="P23">write(player1fd,&amp;status1,sizeof(char));</text:p>
      <text:p text:style-name="P23">close(player1fd);</text:p>
      <text:p text:style-name="P23">}</text:p>
      <text:p text:style-name="P23">cout&lt;&lt;"End of game"&lt;&lt;endl;</text:p>
      <text:p text:style-name="P23">break;</text:p>
      <text:p text:style-name="P23">}</text:p>
      <text:p text:style-name="P23">write(0,&amp;status2,sizeof(char));</text:p>
      <text:p text:style-name="P23">cout&lt;&lt;"отослал 2\n";</text:p>
      <text:p text:style-name="P23">player2fd=open(player2.c_str(),O_RDONLY);</text:p>
      <text:p text:style-name="P23">read(player2fd,&amp;x,sizeof(int));</text:p>
      <text:p text:style-name="P23">read(player2fd,&amp;y,sizeof(int));</text:p>
      <text:p text:style-name="P23">close(player2fd);</text:p>
      <text:p text:style-name="P23">cout&lt;&lt;x&lt;&lt;" "&lt;&lt;y&lt;&lt;endl;</text:p>
      <text:p text:style-name="P23">if (sea1[x][y]==1)</text:p>
      <text:p text:style-name="P23"><text:soft-page-break/>{</text:p>
      <text:p text:style-name="P23">counter1--;</text:p>
      <text:p text:style-name="P23">sea1[x][y]=4;</text:p>
      <text:p text:style-name="P23">sea1for2[x][y]=4;</text:p>
      <text:p text:style-name="P23">retrn = 'k';</text:p>
      <text:p text:style-name="P23">count--;</text:p>
      <text:p text:style-name="P23">//cout &lt;&lt; " NUM - "&lt;&lt;sea2[x][y]&lt;&lt;endl;</text:p>
      <text:p text:style-name="P23">}else</text:p>
      <text:p text:style-name="P23">if (sea1[x][y]==2)</text:p>
      <text:p text:style-name="P23">{</text:p>
      <text:p text:style-name="P23">sea1[x][y]=4;</text:p>
      <text:p text:style-name="P23">sea1for2[x][y]=4;</text:p>
      <text:p text:style-name="P23">retrn = 'd';</text:p>
      <text:p text:style-name="P23">count--;</text:p>
      <text:p text:style-name="P23">if ((x != 0 &amp;&amp; x != 4)&amp;&amp;(y != 0 &amp;&amp; y != 4))</text:p>
      <text:p text:style-name="P23">{</text:p>
      <text:p text:style-name="P23">if ((sea1[x-1][y]==0 || sea1[x-1][y]==4)&amp;&amp;(sea1[x][y-1]==0 || sea1[x][y-1]== 4)&amp;&amp;(sea1[x+1][y]==0 || sea1[x+1][y]== 4)&amp;&amp;(sea1[x][y+1]==0 || sea1[x][y+1]== 4))</text:p>
      <text:p text:style-name="P23">{</text:p>
      <text:p text:style-name="P23">counter1--;</text:p>
      <text:p text:style-name="P23">retrn = 'k'; </text:p>
      <text:p text:style-name="P23">}</text:p>
      <text:p text:style-name="P23">}else if((x == 0)&amp;&amp;(y != 0 &amp;&amp; y != 4))</text:p>
      <text:p text:style-name="P23">{</text:p>
      <text:p text:style-name="P23">if ((sea1[x][y-1]==0 || sea1[x][y-1]==4)&amp;&amp;(sea1[x+1][y]==0 || sea1[x+1][y]== 4)&amp;&amp;(sea1[x][y+1]==0 || sea1[x][y+1]== 4))</text:p>
      <text:p text:style-name="P23">{</text:p>
      <text:p text:style-name="P23">counter1--;</text:p>
      <text:p text:style-name="P23">retrn = 'k'; </text:p>
      <text:p text:style-name="P23">}</text:p>
      <text:p text:style-name="P23">}else if((x == 0)&amp;&amp;(y == 0))</text:p>
      <text:p text:style-name="P23">{</text:p>
      <text:p text:style-name="P23">if ((sea1[x+1][y]==0 || sea1[x+1][y]== 4)&amp;&amp;(sea1[x][y+1]==0 || sea1[x][y+1]==4))</text:p>
      <text:p text:style-name="P23">{</text:p>
      <text:p text:style-name="P23">counter1--;</text:p>
      <text:p text:style-name="P23">retrn = 'k'; </text:p>
      <text:p text:style-name="P23">}</text:p>
      <text:p text:style-name="P23">}else if((x == 0)&amp;&amp;(y == 4))</text:p>
      <text:p text:style-name="P23">{</text:p>
      <text:p text:style-name="P23">if ((sea1[x][y-1]==0 || sea1[x][y-1]== 4 )&amp;&amp;(sea1[x+1][y]==0) || sea1[x+1][y]== 4)</text:p>
      <text:p text:style-name="P23">{</text:p>
      <text:p text:style-name="P23">counter1--;</text:p>
      <text:p text:style-name="P23">retrn = 'k'; </text:p>
      <text:p text:style-name="P23">}</text:p>
      <text:p text:style-name="P23">}else if((x == 4)&amp;&amp;(y != 0 &amp;&amp; y != 4))</text:p>
      <text:p text:style-name="P23">{</text:p>
      <text:p text:style-name="P23">if ((sea1[x-1][y]==0 || sea1[x-1][y]== 4)&amp;&amp;(sea1[x][y-1]==0 || sea1[x][y-1]== 4)&amp;&amp;(sea1[x][y+1]==0 || sea1[x][y+1]== 4))</text:p>
      <text:p text:style-name="P23">{</text:p>
      <text:p text:style-name="P23"><text:soft-page-break/>counter1--;</text:p>
      <text:p text:style-name="P23">retrn = 'k'; </text:p>
      <text:p text:style-name="P23">}</text:p>
      <text:p text:style-name="P23">}else if((x == 4)&amp;&amp;(y == 0))</text:p>
      <text:p text:style-name="P23">{</text:p>
      <text:p text:style-name="P23">if ((sea1[x-1][y]==0 || sea1[x-1][y]== 4)&amp;&amp;(sea1[x][y+1]==0 || sea1[x][y+1] == 4))</text:p>
      <text:p text:style-name="P23">{</text:p>
      <text:p text:style-name="P23">counter1--;</text:p>
      <text:p text:style-name="P23">retrn = 'k'; </text:p>
      <text:p text:style-name="P23">}</text:p>
      <text:p text:style-name="P23">}else if((x == 4)&amp;&amp;(y == 4))</text:p>
      <text:p text:style-name="P23">{</text:p>
      <text:p text:style-name="P23">if ((sea1[x-1][y]==0 || sea1[x-1][y] == 4)&amp;&amp;(sea1[x][y-1]==0 || sea1[x][y-1] == 4))</text:p>
      <text:p text:style-name="P23">{</text:p>
      <text:p text:style-name="P23">counter1--;</text:p>
      <text:p text:style-name="P23">retrn = 'k'; </text:p>
      <text:p text:style-name="P23">}</text:p>
      <text:p text:style-name="P23">}else if((y == 0)&amp;&amp;(x != 0 &amp;&amp; x != 4))</text:p>
      <text:p text:style-name="P23">{</text:p>
      <text:p text:style-name="P23">if ((sea1[x-1][y]==0 || sea1[x-1][y]==4)&amp;&amp;(sea1[x+1][y]==0 || sea1[x+1][y]== 4 )&amp;&amp;(sea1[x][y+1]==0 || sea1[x][y+1]== 4))</text:p>
      <text:p text:style-name="P23">{</text:p>
      <text:p text:style-name="P23">counter1--;</text:p>
      <text:p text:style-name="P23">retrn = 'k'; </text:p>
      <text:p text:style-name="P23">}</text:p>
      <text:p text:style-name="P23">}else if((y == 4)&amp;&amp;(x != 0 &amp;&amp; x != 4))</text:p>
      <text:p text:style-name="P23">{</text:p>
      <text:p text:style-name="P23">if ((sea1[x-1][y]==0 || sea1[x-1][y]== 4)&amp;&amp;(sea1[x][y-1]==0 || sea1[x][y-1]== 4 )&amp;&amp;(sea1[x+1][y]==0 || sea1[x+1][y]== 4))</text:p>
      <text:p text:style-name="P23">{</text:p>
      <text:p text:style-name="P23">counter1--;</text:p>
      <text:p text:style-name="P23">retrn = 'k'; </text:p>
      <text:p text:style-name="P23">}</text:p>
      <text:p text:style-name="P23">}</text:p>
      <text:p text:style-name="P23">}else </text:p>
      <text:p text:style-name="P23">{</text:p>
      <text:p text:style-name="P23">retrn = 'p';</text:p>
      <text:p text:style-name="P23">sea1[x][y]=8;</text:p>
      <text:p text:style-name="P23">sea1for2[x][y]=8; </text:p>
      <text:p text:style-name="P23">}</text:p>
      <text:p text:style-name="P23">player2fd=open(player2.c_str(),O_WRONLY);</text:p>
      <text:p text:style-name="P23">if (counter1==0)</text:p>
      <text:p text:style-name="P23">{</text:p>
      <text:p text:style-name="P23">retrn='w';</text:p>
      <text:p text:style-name="P23">write(player2fd,&amp;retrn,sizeof(char));</text:p>
      <text:p text:style-name="P23">write(player2fd,&amp;counter1,sizeof(int));</text:p>
      <text:p text:style-name="P23">status1='l';</text:p>
      <text:p text:style-name="P23">status2='w';</text:p>
      <text:p text:style-name="P23">player2fd=open(player2.c_str(),O_WRONLY);</text:p>
      <text:p text:style-name="P23">write(player1fd,&amp;status1,sizeof(char));</text:p>
      <text:p text:style-name="P23"><text:soft-page-break/>close(player1fd);</text:p>
      <text:p text:style-name="P23">}else</text:p>
      <text:p text:style-name="P23">{</text:p>
      <text:p text:style-name="P24"/>
      <text:p text:style-name="P23">write(player2fd,&amp;retrn,sizeof(char));</text:p>
      <text:p text:style-name="P23">write(player2fd,&amp;counter1,sizeof(int));</text:p>
      <text:p text:style-name="P23">cout&lt;&lt; retrn&lt;&lt;" "&lt;&lt;counter1&lt;&lt;" "&lt;&lt;count&lt;&lt;endl;</text:p>
      <text:p text:style-name="P24"/>
      <text:p text:style-name="P23">}</text:p>
      <text:p text:style-name="P23">close(player2fd);</text:p>
      <text:p text:style-name="P23">sleep(1);</text:p>
      <text:p text:style-name="P23">}</text:p>
      <text:p text:style-name="P23">}</text:p>
      <text:p text:style-name="P23">remove(player1.c_str());</text:p>
      <text:p text:style-name="P23">remove(player2.c_str());</text:p>
      <text:p text:style-name="P23">remove(name);</text:p>
      <text:p text:style-name="P23">remove(em.c_str());</text:p>
      <text:p text:style-name="P23">}</text:p>
      <text:p text:style-name="P23">else </text:p>
      <text:p text:style-name="P23">{</text:p>
      <text:p text:style-name="P23">cout&lt;&lt;"Player "&lt;&lt;enemy&lt;&lt;" not enter acsses"&lt;&lt;endl;</text:p>
      <text:p text:style-name="P23">write(ffd,&amp;accss,sizeof(char)); </text:p>
      <text:p text:style-name="P23">close(ffd);</text:p>
      <text:p text:style-name="P23">remove(name);</text:p>
      <text:p text:style-name="P23">}</text:p>
      <text:p text:style-name="P23">}</text:p>
      <text:p text:style-name="P23">}</text:p>
      <text:p text:style-name="P23">if (command == 'w')</text:p>
      <text:p text:style-name="P23">{</text:p>
      <text:p text:style-name="P23">cout&lt;&lt;"Player "&lt;&lt;name&lt;&lt;" entering acsses"&lt;&lt;endl;</text:p>
      <text:p text:style-name="P23">}</text:p>
      <text:p text:style-name="P23">if (command == 'e')</text:p>
      <text:p text:style-name="P23">{</text:p>
      <text:p text:style-name="P23">cout&lt;&lt;"Player "&lt;&lt;name&lt;&lt;" exit"&lt;&lt;endl;</text:p>
      <text:p text:style-name="P23">break;</text:p>
      <text:p text:style-name="P23">}</text:p>
      <text:p text:style-name="P23">}</text:p>
      <text:p text:style-name="P23">}</text:p>
      <text:p text:style-name="P23">i++;</text:p>
      <text:p text:style-name="P23">}</text:p>
      <text:p text:style-name="P23">}else{</text:p>
      <text:p text:style-name="P24"/>
      <text:p text:style-name="P23">}</text:p>
      <text:p text:style-name="P24"/>
      <text:p text:style-name="P23">}</text:p>
      <text:p text:style-name="P23">close(fd);</text:p>
      <text:p text:style-name="P23">}</text:p>
      <text:p text:style-name="P34"><text:span text:style-name="symbol0_5f_cpp"><text:span text:style-name="T14"/></text:span></text:p>
      <text:p text:style-name="P34"><text:span text:style-name="symbol0_5f_cpp"><text:span text:style-name="T14"/></text:span></text:p>
      <text:p text:style-name="P34"><text:span text:style-name="symbol0_5f_cpp"><text:span text:style-name="T14">client.cpp</text:span></text:span></text:p>
      <text:p text:style-name="P25"><text:soft-page-break/><text:span text:style-name="symbol0_5f_cpp"><text:span text:style-name="T18">#include &lt;iostream&gt;</text:span></text:span></text:p>
      <text:p text:style-name="P23">#include &lt;unistd.h&gt;</text:p>
      <text:p text:style-name="P23">#include &lt;sys/types.h&gt;</text:p>
      <text:p text:style-name="P23">#include &lt;sys/stat.h&gt;</text:p>
      <text:p text:style-name="P23">#include &lt;fcntl.h&gt;</text:p>
      <text:p text:style-name="P23">#include&lt;cstring&gt;</text:p>
      <text:p text:style-name="P23">#include&lt;string.h&gt;</text:p>
      <text:p text:style-name="P23">using namespace std;</text:p>
      <text:p text:style-name="P24"/>
      <text:p text:style-name="P23">int main()</text:p>
      <text:p text:style-name="P23">{ </text:p>
      <text:p text:style-name="P24"/>
      <text:p text:style-name="P23">fflush(stdout); </text:p>
      <text:p text:style-name="P23">int wfd = open("mypipe", O_WRONLY);// Открываем файл конвейера</text:p>
      <text:p text:style-name="P23">if(wfd &lt; 0){</text:p>
      <text:p text:style-name="P23">perror("open");</text:p>
      <text:p text:style-name="P23">}</text:p>
      <text:p text:style-name="P23">char buf[10];</text:p>
      <text:p text:style-name="P23">char* name = (char*)malloc(20*sizeof(char));</text:p>
      <text:p text:style-name="P23">char cmd;</text:p>
      <text:p text:style-name="P23">cmd ='n';</text:p>
      <text:p text:style-name="P23">//ОТПРАВКА ИМЕНИ НА СЕРВЕР</text:p>
      <text:p text:style-name="P23">//name[0]=0;</text:p>
      <text:p text:style-name="P23">string name1;</text:p>
      <text:p text:style-name="P23">printf("Please Enter name ");</text:p>
      <text:p text:style-name="P23">fflush(stdout); // Обновляем буфер</text:p>
      <text:p text:style-name="P23">getline(cin,name1);</text:p>
      <text:p text:style-name="P23">int s = name1.length();</text:p>
      <text:p text:style-name="P23">write(wfd, &amp;cmd,sizeof(char)); // Записываем в buf со стандартного ввода (клавиатура)</text:p>
      <text:p text:style-name="P23">if(s &gt; 0 ){</text:p>
      <text:p text:style-name="P23">name[s-1]='\0';</text:p>
      <text:p text:style-name="P23">int nfd = open("name", O_WRONLY);// Открываем файл конвейера</text:p>
      <text:p text:style-name="P23">if(nfd &lt; 0){</text:p>
      <text:p text:style-name="P23">perror("open");</text:p>
      <text:p text:style-name="P23">}</text:p>
      <text:p text:style-name="P23">write(nfd, name1.c_str(), sizeof(string)); // Запись в файл конвейера</text:p>
      <text:p text:style-name="P23">}else if(s &lt;= 0){</text:p>
      <text:p text:style-name="P23">perror("read");</text:p>
      <text:p text:style-name="P23">}</text:p>
      <text:p text:style-name="P24"/>
      <text:p text:style-name="P23">//cout&lt;&lt;name1&lt;&lt;" -1"&lt;&lt;endl;</text:p>
      <text:p text:style-name="P23">printf("Search of enemy, wait of enemy or exit? Enter (s,w,e)\n");</text:p>
      <text:p text:style-name="P24"/>
      <text:p text:style-name="P23">cin &gt;&gt; cmd;</text:p>
      <text:p text:style-name="P23">//ВЫБОР РЕЖИМА ИГРЫ</text:p>
      <text:p text:style-name="P23">if (cmd == 's')</text:p>
      <text:p text:style-name="P23">{ </text:p>
      <text:p text:style-name="P23">char answ='n';</text:p>
      <text:p text:style-name="P23">while(answ != 'y')</text:p>
      <text:p text:style-name="P23"><text:soft-page-break/>{</text:p>
      <text:p text:style-name="P23">int nfd = open(name1.c_str(), O_WRONLY);// Открываем файл конвейера</text:p>
      <text:p text:style-name="P23">if(nfd &lt; 0)</text:p>
      <text:p text:style-name="P23">{</text:p>
      <text:p text:style-name="P23">perror("open");</text:p>
      <text:p text:style-name="P23">}</text:p>
      <text:p text:style-name="P23">write(nfd, &amp;cmd,sizeof(char));</text:p>
      <text:p text:style-name="P23">string enemy;</text:p>
      <text:p text:style-name="P23">cout&lt;&lt;"enter enemy"&lt;&lt;endl;</text:p>
      <text:p text:style-name="P23">cin &gt;&gt; enemy;</text:p>
      <text:p text:style-name="P23">write(nfd, enemy.c_str(), sizeof(string)); </text:p>
      <text:p text:style-name="P23">close(wfd);</text:p>
      <text:p text:style-name="P23">close(nfd);</text:p>
      <text:p text:style-name="P23">nfd =open(name1.c_str(), O_RDONLY);</text:p>
      <text:p text:style-name="P23">if(nfd &lt; 0)</text:p>
      <text:p text:style-name="P23">{</text:p>
      <text:p text:style-name="P23">perror("open");</text:p>
      <text:p text:style-name="P23">}</text:p>
      <text:p text:style-name="P23">read(nfd,&amp;answ,sizeof(char));</text:p>
      <text:p text:style-name="P23">if (answ=='y')</text:p>
      <text:p text:style-name="P23">{</text:p>
      <text:p text:style-name="P23">cout&lt;&lt;"Player "&lt;&lt;enemy&lt;&lt;" want to play with you"&lt;&lt;endl;</text:p>
      <text:p text:style-name="P23">system("clear");</text:p>
      <text:p text:style-name="P23">cout &lt;&lt;"Playing. Your name - "&lt;&lt;name1&lt;&lt;". Enemy name - "&lt;&lt;enemy&lt;&lt;"."&lt;&lt;endl;</text:p>
      <text:p text:style-name="P23">string fight_address='&amp;'+name1;</text:p>
      <text:p text:style-name="P23">//cout&lt;&lt;fight_address;</text:p>
      <text:p text:style-name="P23">int playingfd=open(fight_address.c_str(),O_RDWR);</text:p>
      <text:p text:style-name="P23">int ships[5][5];</text:p>
      <text:p text:style-name="P23">int seaofenemy[5][5];</text:p>
      <text:p text:style-name="P23">for (int i =0; i &lt;5;i++)</text:p>
      <text:p text:style-name="P23">{</text:p>
      <text:p text:style-name="P23">for (int j =0; j&lt;5;j++)</text:p>
      <text:p text:style-name="P23">{</text:p>
      <text:p text:style-name="P23">ships[i][j]=0;</text:p>
      <text:p text:style-name="P23">seaofenemy[i][j]=0;</text:p>
      <text:p text:style-name="P23">}</text:p>
      <text:p text:style-name="P23">}</text:p>
      <text:p text:style-name="P24"/>
      <text:p text:style-name="P23">char x;</text:p>
      <text:p text:style-name="P23">char y1;</text:p>
      <text:p text:style-name="P23">int y;</text:p>
      <text:p text:style-name="P23">cout&lt;&lt; "Введите наличие однопалубных кораблей. формат ввода - A 3 , D 0 - координаты однопалубных кораблей. всего их 3 шт. клеток 5, с 0 по 4 и с A по E"&lt;&lt;endl;</text:p>
      <text:p text:style-name="P23">for (int i = 0;i&lt;3;i++)</text:p>
      <text:p text:style-name="P23">{</text:p>
      <text:p text:style-name="P23">while (1)</text:p>
      <text:p text:style-name="P23">{</text:p>
      <text:p text:style-name="P23">cin&gt;&gt;x&gt;&gt;y1;</text:p>
      <text:p text:style-name="P23">if ((x - 65 &gt;=0) and (x - 65 &lt;5) and (y1 &gt;= '0')and(y1 &lt; '5'))</text:p>
      <text:p text:style-name="P23"><text:soft-page-break/>{</text:p>
      <text:p text:style-name="P23">break;</text:p>
      <text:p text:style-name="P23">}</text:p>
      <text:p text:style-name="P23">else {</text:p>
      <text:p text:style-name="P23">cout&lt;&lt;"Ошибка\n";</text:p>
      <text:p text:style-name="P23">}</text:p>
      <text:p text:style-name="P23">}</text:p>
      <text:p text:style-name="P23">y = y1 - 48;</text:p>
      <text:p text:style-name="P23">ships[x-65][y] = 1;</text:p>
      <text:p text:style-name="P23">}</text:p>
      <text:p text:style-name="P23">cout&lt;&lt; "Введите наличие однопалубных кораблей. формат ввода - C 3 D 4, B 0 B 1 - координаты координаты начала и конца двупалубных караблей кораблей. всего их 2 шт. клеток 5, с 0 по 4 и с A по E"&lt;&lt;endl;</text:p>
      <text:p text:style-name="P23">char d1;</text:p>
      <text:p text:style-name="P23">char z;</text:p>
      <text:p text:style-name="P23">int d;</text:p>
      <text:p text:style-name="P23">for (int i = 0;i&lt;2;i++)</text:p>
      <text:p text:style-name="P23">{</text:p>
      <text:p text:style-name="P24"/>
      <text:p text:style-name="P23">while (1)</text:p>
      <text:p text:style-name="P23">{</text:p>
      <text:p text:style-name="P23">cin &gt;&gt; x &gt;&gt; y1 &gt;&gt; z &gt;&gt; d1;</text:p>
      <text:p text:style-name="P23">if ((x - 65 &gt;=0) and (x - 65 &lt;5) and (y1 &gt;= '0')and(y1 &lt; '5')and (z - 65 &gt;=0) and (z - 65 &lt;5) and (d1 &gt;= '0')and(d1 &lt; '5'))</text:p>
      <text:p text:style-name="P23">{</text:p>
      <text:p text:style-name="P23">break;</text:p>
      <text:p text:style-name="P23">}</text:p>
      <text:p text:style-name="P23">else {</text:p>
      <text:p text:style-name="P23">cout&lt;&lt;"Ошибка\n";</text:p>
      <text:p text:style-name="P23">}</text:p>
      <text:p text:style-name="P23">}</text:p>
      <text:p text:style-name="P23">y = y1 - 48;</text:p>
      <text:p text:style-name="P23">d = d1 - 48;</text:p>
      <text:p text:style-name="P23">ships[x - 65][y] = 2;</text:p>
      <text:p text:style-name="P23">ships[z - 65][d] = 2;</text:p>
      <text:p text:style-name="P23">}</text:p>
      <text:p text:style-name="P23">for (int i =0; i &lt;5;i++)</text:p>
      <text:p text:style-name="P23">{</text:p>
      <text:p text:style-name="P23">for (int j =0; j&lt;5;j++)</text:p>
      <text:p text:style-name="P23">{</text:p>
      <text:p text:style-name="P23">cout&lt;&lt;ships[i][j]&lt;&lt;" ";</text:p>
      <text:p text:style-name="P23">if (j == 4)</text:p>
      <text:p text:style-name="P23">{</text:p>
      <text:p text:style-name="P23">cout&lt;&lt;endl;</text:p>
      <text:p text:style-name="P23">}</text:p>
      <text:p text:style-name="P23">}</text:p>
      <text:p text:style-name="P23">}</text:p>
      <text:p text:style-name="P23">write(playingfd, &amp;ships,sizeof(int)*25);</text:p>
      <text:p text:style-name="P23">close(playingfd);</text:p>
      <text:p text:style-name="P23">system("clear");</text:p>
      <text:p text:style-name="P23"><text:soft-page-break/>char stat;</text:p>
      <text:p text:style-name="P23">char res;</text:p>
      <text:p text:style-name="P23">int count;</text:p>
      <text:p text:style-name="P23">//playingfd=open(fight_address.c_str(),O_RDONLY);</text:p>
      <text:p text:style-name="P23">while(1)</text:p>
      <text:p text:style-name="P23">{</text:p>
      <text:p text:style-name="P23">int turn;</text:p>
      <text:p text:style-name="P23">cout&lt;&lt;"waiting..."&lt;&lt;endl;</text:p>
      <text:p text:style-name="P23">sleep(2);</text:p>
      <text:p text:style-name="P23">playingfd=open(fight_address.c_str(),O_RDONLY);</text:p>
      <text:p text:style-name="P23">read(playingfd,&amp;stat,sizeof(char));</text:p>
      <text:p text:style-name="P23">//cout&lt;&lt;stat&lt;&lt;endl;</text:p>
      <text:p text:style-name="P23">if (stat == 'l')</text:p>
      <text:p text:style-name="P23">{</text:p>
      <text:p text:style-name="P23">cout&lt;&lt;"Поражение"&lt;&lt;endl;</text:p>
      <text:p text:style-name="P23">break;</text:p>
      <text:p text:style-name="P23">}</text:p>
      <text:p text:style-name="P23">if (stat == 'w')</text:p>
      <text:p text:style-name="P23">{</text:p>
      <text:p text:style-name="P23">break;</text:p>
      <text:p text:style-name="P23">}</text:p>
      <text:p text:style-name="P23">read(playingfd,&amp;seaofenemy,sizeof(int)*25);</text:p>
      <text:p text:style-name="P23">read(playingfd,&amp;ships,sizeof(int)*25);</text:p>
      <text:p text:style-name="P23">close(playingfd);</text:p>
      <text:p text:style-name="P23">cout&lt;&lt;"Поле врага\n";</text:p>
      <text:p text:style-name="P23">for (int i =0; i &lt;5;i++)</text:p>
      <text:p text:style-name="P23">{</text:p>
      <text:p text:style-name="P23">for (int j =0; j&lt;5;j++)</text:p>
      <text:p text:style-name="P23">{</text:p>
      <text:p text:style-name="P23">cout&lt;&lt;seaofenemy[i][j]&lt;&lt;" ";</text:p>
      <text:p text:style-name="P23">if (j == 4)</text:p>
      <text:p text:style-name="P23">{</text:p>
      <text:p text:style-name="P23">cout&lt;&lt;endl;</text:p>
      <text:p text:style-name="P23">}</text:p>
      <text:p text:style-name="P23">}</text:p>
      <text:p text:style-name="P23">}</text:p>
      <text:p text:style-name="P23">cout&lt;&lt;"Ваше поле\n";</text:p>
      <text:p text:style-name="P23">for (int i =0; i &lt;5;i++)</text:p>
      <text:p text:style-name="P23">{</text:p>
      <text:p text:style-name="P23">for (int j =0; j&lt;5;j++)</text:p>
      <text:p text:style-name="P23">{</text:p>
      <text:p text:style-name="P23">cout&lt;&lt;ships[i][j]&lt;&lt;" ";</text:p>
      <text:p text:style-name="P23">if (j == 4)</text:p>
      <text:p text:style-name="P23">{</text:p>
      <text:p text:style-name="P23">cout&lt;&lt;endl;</text:p>
      <text:p text:style-name="P23">}</text:p>
      <text:p text:style-name="P23">}</text:p>
      <text:p text:style-name="P23">}</text:p>
      <text:p text:style-name="P23">cout&lt;&lt;"Введите точку для удара по противнику. Пример - В 0."&lt;&lt;endl;</text:p>
      <text:p text:style-name="P23">cin &gt;&gt; x &gt;&gt;y;</text:p>
      <text:p text:style-name="P23"><text:soft-page-break/>int x1 = x - 65;</text:p>
      <text:p text:style-name="P23">playingfd=open(fight_address.c_str(), O_WRONLY);</text:p>
      <text:p text:style-name="P23">write(playingfd, &amp;x1,sizeof(int));</text:p>
      <text:p text:style-name="P23">write(playingfd, &amp;y,sizeof(int));</text:p>
      <text:p text:style-name="P23">close(playingfd);</text:p>
      <text:p text:style-name="P23">//cout&lt;&lt;"отослал\n";</text:p>
      <text:p text:style-name="P23">playingfd=open(fight_address.c_str(), O_RDONLY);</text:p>
      <text:p text:style-name="P23">read(playingfd,&amp;res,sizeof(char));</text:p>
      <text:p text:style-name="P23">read(playingfd,&amp;count,sizeof(int));</text:p>
      <text:p text:style-name="P23">close(playingfd);</text:p>
      <text:p text:style-name="P23">if (res == 'k')</text:p>
      <text:p text:style-name="P23">{</text:p>
      <text:p text:style-name="P23">cout&lt;&lt;"Корабль уничтожен\n";</text:p>
      <text:p text:style-name="P23">cout&lt;&lt;"Осталось кораблей противника - "&lt;&lt; count&lt;&lt;endl;</text:p>
      <text:p text:style-name="P23">}</text:p>
      <text:p text:style-name="P23">if (res == 'd')</text:p>
      <text:p text:style-name="P23">{</text:p>
      <text:p text:style-name="P23">cout&lt;&lt;"Корабль задет\n";</text:p>
      <text:p text:style-name="P23">}</text:p>
      <text:p text:style-name="P23">if (res == 'p')</text:p>
      <text:p text:style-name="P23">{</text:p>
      <text:p text:style-name="P23">cout&lt;&lt;"Промах\n";</text:p>
      <text:p text:style-name="P23">}</text:p>
      <text:p text:style-name="P23">if (res == 'w')</text:p>
      <text:p text:style-name="P23">{</text:p>
      <text:p text:style-name="P23">cout&lt;&lt;"Победа!"&lt;&lt;endl;</text:p>
      <text:p text:style-name="P23">}</text:p>
      <text:p text:style-name="P23">}</text:p>
      <text:p text:style-name="P23">}</text:p>
      <text:p text:style-name="P23">else</text:p>
      <text:p text:style-name="P23">{</text:p>
      <text:p text:style-name="P23">cout&lt;&lt;"Player "&lt;&lt;enemy&lt;&lt;" will not play with you"&lt;&lt;endl;</text:p>
      <text:p text:style-name="P23">cout &lt;&lt;"Want to exit or retry? (Enter e/r)"&lt;&lt;endl;</text:p>
      <text:p text:style-name="P23">char cntnue;</text:p>
      <text:p text:style-name="P23">cin &gt;&gt; cntnue;</text:p>
      <text:p text:style-name="P23">if (cntnue == 'e')</text:p>
      <text:p text:style-name="P23">{</text:p>
      <text:p text:style-name="P23">cout&lt;&lt;"EXIT\n";</text:p>
      <text:p text:style-name="P23">break;</text:p>
      <text:p text:style-name="P23">} </text:p>
      <text:p text:style-name="P23">}</text:p>
      <text:p text:style-name="P23">}</text:p>
      <text:p text:style-name="P23">/// </text:p>
      <text:p text:style-name="P23">///</text:p>
      <text:p text:style-name="P23">remove(name1.c_str());</text:p>
      <text:p text:style-name="P23">}</text:p>
      <text:p text:style-name="P23">if (cmd == 'w')</text:p>
      <text:p text:style-name="P23">{</text:p>
      <text:p text:style-name="P23">int nfd = open(name1.c_str(), O_WRONLY);// Открываем файл конвейера</text:p>
      <text:p text:style-name="P23">if(nfd &lt; 0)</text:p>
      <text:p text:style-name="P23"><text:soft-page-break/>{</text:p>
      <text:p text:style-name="P23">perror("open");</text:p>
      <text:p text:style-name="P23">}</text:p>
      <text:p text:style-name="P23">write(nfd, &amp;cmd,sizeof(char));</text:p>
      <text:p text:style-name="P23">char acs;</text:p>
      <text:p text:style-name="P23">//write(1, "enter acsess\n", sizeof("enter acsess\n"));</text:p>
      <text:p text:style-name="P23">cout &lt;&lt; "Enter acsess"&lt;&lt;endl;</text:p>
      <text:p text:style-name="P23">string adress_of_me=name1;</text:p>
      <text:p text:style-name="P23">adress_of_me.push_back('&amp;');</text:p>
      <text:p text:style-name="P23">if(mkfifo(adress_of_me.c_str(), 0644) &lt; 0)</text:p>
      <text:p text:style-name="P23">{ // Создаем файл именованного канала</text:p>
      <text:p text:style-name="P23">perror("mkfifo");</text:p>
      <text:p text:style-name="P23">}</text:p>
      <text:p text:style-name="P23">int pfd = open(adress_of_me.c_str(),O_RDONLY );</text:p>
      <text:p text:style-name="P23">if(pfd &lt; 0)</text:p>
      <text:p text:style-name="P23">{</text:p>
      <text:p text:style-name="P23">perror("open");</text:p>
      <text:p text:style-name="P23">}</text:p>
      <text:p text:style-name="P23">//НАДО ДОБВАИТЬ ВЫВОД ЛОГИНА ПРИГЛАШАЮЩЕГО И ДАЛЬНЕЙШЕЕ ВЗАИМОДЕЙСТВИЕ</text:p>
      <text:p text:style-name="P23">char* enemy=(char*)malloc(sizeof(string));</text:p>
      <text:p text:style-name="P23">read(pfd, enemy,sizeof(string) );</text:p>
      <text:p text:style-name="P23">close(pfd);</text:p>
      <text:p text:style-name="P23">string em;</text:p>
      <text:p text:style-name="P23">em = enemy;</text:p>
      <text:p text:style-name="P23">cout&lt;&lt;"Pleyer "&lt;&lt;enemy&lt;&lt;" want to play, yes or now (enter y,n)"&lt;&lt;endl;</text:p>
      <text:p text:style-name="P23">cin &gt;&gt;acs;</text:p>
      <text:p text:style-name="P23">pfd = open(adress_of_me.c_str(),O_WRONLY );</text:p>
      <text:p text:style-name="P23">write (pfd, &amp;acs,sizeof(char));</text:p>
      <text:p text:style-name="P23">if (acs =='y')</text:p>
      <text:p text:style-name="P23">{</text:p>
      <text:p text:style-name="P23">system("clear");</text:p>
      <text:p text:style-name="P23">cout &lt;&lt;"Playing. Your name - "&lt;&lt;name1&lt;&lt;". Enemy name - "&lt;&lt;em&lt;&lt;".\nWaiting..."&lt;&lt;endl;</text:p>
      <text:p text:style-name="P23">string fight_address='&amp;'+name1;</text:p>
      <text:p text:style-name="P23">//cout&lt;&lt;fight_address;</text:p>
      <text:p text:style-name="P23">int playingfd=open(fight_address.c_str(),O_RDONLY);</text:p>
      <text:p text:style-name="P23">int ships[5][5];</text:p>
      <text:p text:style-name="P23">char o;</text:p>
      <text:p text:style-name="P23">read(playingfd,&amp;o,sizeof(char));</text:p>
      <text:p text:style-name="P23">close(playingfd);</text:p>
      <text:p text:style-name="P23">int seaofenemy[5][5];</text:p>
      <text:p text:style-name="P23">for (int i =0; i &lt;5;i++)</text:p>
      <text:p text:style-name="P23">{</text:p>
      <text:p text:style-name="P23">for (int j =0; j&lt;5;j++)</text:p>
      <text:p text:style-name="P23">{</text:p>
      <text:p text:style-name="P23">ships[i][j]=0;</text:p>
      <text:p text:style-name="P23">seaofenemy[i][j]=0;</text:p>
      <text:p text:style-name="P23">}</text:p>
      <text:p text:style-name="P23">}</text:p>
      <text:p text:style-name="P23"><text:soft-page-break/>int y;</text:p>
      <text:p text:style-name="P23">char y1;</text:p>
      <text:p text:style-name="P23">char x;</text:p>
      <text:p text:style-name="P23">cout&lt;&lt; "Введите наличие однопалубных кораблей. формат ввода - A 3 , D 0 - координаты однопалубных кораблей. всего их 3 шт. клеток 5, с 0 по 4 и с A по E"&lt;&lt;endl;</text:p>
      <text:p text:style-name="P23">for (int i = 0;i&lt;3;i++)</text:p>
      <text:p text:style-name="P23">{</text:p>
      <text:p text:style-name="P24"/>
      <text:p text:style-name="P23">while (1)</text:p>
      <text:p text:style-name="P23">{</text:p>
      <text:p text:style-name="P23">cin&gt;&gt;x&gt;&gt;y1;</text:p>
      <text:p text:style-name="P23">if ((x - 65 &gt;=0) and (x - 65 &lt;5) and (y1 &gt;= '0')and(y1 &lt; '5'))</text:p>
      <text:p text:style-name="P23">{</text:p>
      <text:p text:style-name="P23">break;</text:p>
      <text:p text:style-name="P23">}</text:p>
      <text:p text:style-name="P23">else {</text:p>
      <text:p text:style-name="P23">cout&lt;&lt;"Ошибка\n";</text:p>
      <text:p text:style-name="P23">}</text:p>
      <text:p text:style-name="P23">}</text:p>
      <text:p text:style-name="P23">y = y1 - 48;</text:p>
      <text:p text:style-name="P23">ships[x-65][y] = 1;</text:p>
      <text:p text:style-name="P23">}</text:p>
      <text:p text:style-name="P23">cout&lt;&lt; "Введите наличие однопалубных кораблей. формат ввода - C 3 D 4, B 0 B 1 - координаты координаты начала и конца двупалубных караблей кораблей. всего их 2 шт. клеток 5, с 0 по 4 и с A по E"&lt;&lt;endl;</text:p>
      <text:p text:style-name="P23">int d;</text:p>
      <text:p text:style-name="P23">char d1;</text:p>
      <text:p text:style-name="P23">char z;</text:p>
      <text:p text:style-name="P23">for (int i = 0;i&lt;2;i++)</text:p>
      <text:p text:style-name="P23">{</text:p>
      <text:p text:style-name="P23">while (1)</text:p>
      <text:p text:style-name="P23">{</text:p>
      <text:p text:style-name="P23">cin &gt;&gt; x &gt;&gt; y1 &gt;&gt; z &gt;&gt; d1;</text:p>
      <text:p text:style-name="P23">if ((x - 65 &gt;=0) and (x - 65 &lt;5) and (y1 &gt;= '0')and(y1 &lt; '5')and (z - 65 &gt;=0) and (z - 65 &lt;5) and (d1 &gt;= '0')and(d1 &lt; '5'))</text:p>
      <text:p text:style-name="P23">{</text:p>
      <text:p text:style-name="P23">break;</text:p>
      <text:p text:style-name="P23">}</text:p>
      <text:p text:style-name="P23">else {</text:p>
      <text:p text:style-name="P23">cout&lt;&lt;"Ошибка\n";</text:p>
      <text:p text:style-name="P23">}</text:p>
      <text:p text:style-name="P23">}</text:p>
      <text:p text:style-name="P23">y = y1 - 48;</text:p>
      <text:p text:style-name="P23">d = d1 - 48;</text:p>
      <text:p text:style-name="P23">ships[x - 65][y] = 2;</text:p>
      <text:p text:style-name="P23">ships[z - 65][d] = 2;</text:p>
      <text:p text:style-name="P23">}</text:p>
      <text:p text:style-name="P23">playingfd= open(fight_address.c_str(),O_WRONLY);</text:p>
      <text:p text:style-name="P23">write(playingfd, &amp;ships,sizeof(int)*25);</text:p>
      <text:p text:style-name="P23"><text:soft-page-break/>close(playingfd);</text:p>
      <text:p text:style-name="P23">system("clear");</text:p>
      <text:p text:style-name="P23">char stat;</text:p>
      <text:p text:style-name="P23">char res;</text:p>
      <text:p text:style-name="P23">int count;</text:p>
      <text:p text:style-name="P23">while(1)</text:p>
      <text:p text:style-name="P23">{</text:p>
      <text:p text:style-name="P23">int turn;</text:p>
      <text:p text:style-name="P23">cout&lt;&lt;"waiting..."&lt;&lt;endl;</text:p>
      <text:p text:style-name="P23">sleep(2);</text:p>
      <text:p text:style-name="P23">playingfd=open(fight_address.c_str(),O_RDONLY);</text:p>
      <text:p text:style-name="P23">read(playingfd,&amp;stat,sizeof(char));</text:p>
      <text:p text:style-name="P23">//cout&lt;&lt;stat&lt;&lt;endl;</text:p>
      <text:p text:style-name="P23">if (stat == 'l')</text:p>
      <text:p text:style-name="P23">{</text:p>
      <text:p text:style-name="P23">cout&lt;&lt;"Поражение"&lt;&lt;endl;</text:p>
      <text:p text:style-name="P23">break;</text:p>
      <text:p text:style-name="P23">}</text:p>
      <text:p text:style-name="P23">if (stat == 'w')</text:p>
      <text:p text:style-name="P23">{</text:p>
      <text:p text:style-name="P23">break;</text:p>
      <text:p text:style-name="P23">}</text:p>
      <text:p text:style-name="P23">read(playingfd,&amp;seaofenemy,sizeof(int)*25);</text:p>
      <text:p text:style-name="P23">read(playingfd,&amp;ships,sizeof(int)*25);</text:p>
      <text:p text:style-name="P23">//read(playingfd,&amp;turn,sizeof(int));</text:p>
      <text:p text:style-name="P23">close(playingfd);</text:p>
      <text:p text:style-name="P23">cout&lt;&lt;"Поле врага" &lt;&lt; endl;</text:p>
      <text:p text:style-name="P23">for (int i =0; i &lt;5;i++)</text:p>
      <text:p text:style-name="P23">{</text:p>
      <text:p text:style-name="P23">for (int j =0; j&lt;5;j++)</text:p>
      <text:p text:style-name="P23">{</text:p>
      <text:p text:style-name="P23">cout&lt;&lt;seaofenemy[i][j]&lt;&lt;" ";</text:p>
      <text:p text:style-name="P23">if (j == 4)</text:p>
      <text:p text:style-name="P23">{</text:p>
      <text:p text:style-name="P23">cout&lt;&lt;endl;</text:p>
      <text:p text:style-name="P23">}</text:p>
      <text:p text:style-name="P23">}</text:p>
      <text:p text:style-name="P23">}</text:p>
      <text:p text:style-name="P23">cout&lt;&lt;"Ваше поле" &lt;&lt; endl;</text:p>
      <text:p text:style-name="P23">for (int i =0; i &lt;5;i++)</text:p>
      <text:p text:style-name="P23">{</text:p>
      <text:p text:style-name="P23">for (int j =0; j&lt;5;j++)</text:p>
      <text:p text:style-name="P23">{</text:p>
      <text:p text:style-name="P23">cout&lt;&lt;ships[i][j]&lt;&lt;" ";</text:p>
      <text:p text:style-name="P23">if (j == 4)</text:p>
      <text:p text:style-name="P23">{</text:p>
      <text:p text:style-name="P23">cout&lt;&lt;endl;</text:p>
      <text:p text:style-name="P23">}</text:p>
      <text:p text:style-name="P23">}</text:p>
      <text:p text:style-name="P23">}</text:p>
      <text:p text:style-name="P23"><text:soft-page-break/>cout&lt;&lt;"Введите точку для удара по противнику. Пример - A 0."&lt;&lt;endl;</text:p>
      <text:p text:style-name="P23">cin &gt;&gt; x &gt;&gt;y;</text:p>
      <text:p text:style-name="P23">int x1=x-65;</text:p>
      <text:p text:style-name="P23">playingfd=open(fight_address.c_str(),O_WRONLY);</text:p>
      <text:p text:style-name="P23">write(playingfd, &amp;x1,sizeof(int));</text:p>
      <text:p text:style-name="P23">write(playingfd, &amp;y,sizeof(int));</text:p>
      <text:p text:style-name="P23">close(playingfd);</text:p>
      <text:p text:style-name="P23">playingfd=open(fight_address.c_str(),O_RDONLY);</text:p>
      <text:p text:style-name="P23">read(playingfd,&amp;res,sizeof(char));</text:p>
      <text:p text:style-name="P23">read(playingfd,&amp;count,sizeof(int));</text:p>
      <text:p text:style-name="P23">close(playingfd);</text:p>
      <text:p text:style-name="P23">if (res == 'k')</text:p>
      <text:p text:style-name="P23">{</text:p>
      <text:p text:style-name="P23">cout&lt;&lt;"Корабль уничтожен\n";</text:p>
      <text:p text:style-name="P23">cout&lt;&lt;"Осталось кораблей противника - "&lt;&lt; count&lt;&lt;endl;</text:p>
      <text:p text:style-name="P23">}</text:p>
      <text:p text:style-name="P23">if (res == 'd')</text:p>
      <text:p text:style-name="P23">{</text:p>
      <text:p text:style-name="P23">cout&lt;&lt;"Корабль задет\n";</text:p>
      <text:p text:style-name="P23">}</text:p>
      <text:p text:style-name="P23">if (res == 'p')</text:p>
      <text:p text:style-name="P23">{</text:p>
      <text:p text:style-name="P23">cout&lt;&lt;"Промах\n";</text:p>
      <text:p text:style-name="P23">}</text:p>
      <text:p text:style-name="P23">if (res == 'w')</text:p>
      <text:p text:style-name="P23">{</text:p>
      <text:p text:style-name="P23">cout&lt;&lt;"Победа!"&lt;&lt;endl;</text:p>
      <text:p text:style-name="P23">}</text:p>
      <text:p text:style-name="P23">}</text:p>
      <text:p text:style-name="P23">} </text:p>
      <text:p text:style-name="P23">//write(nfd, enemy, strlen(enemy)-1); </text:p>
      <text:p text:style-name="P23">remove(name1.c_str());</text:p>
      <text:p text:style-name="P23">remove(adress_of_me.c_str());</text:p>
      <text:p text:style-name="P23">}</text:p>
      <text:p text:style-name="P23">if (cmd == 'e')</text:p>
      <text:p text:style-name="P23">{</text:p>
      <text:p text:style-name="P23">int nfd = open(name1.c_str(), O_WRONLY);// Открываем файл конвейера</text:p>
      <text:p text:style-name="P23">if(nfd &lt; 0)</text:p>
      <text:p text:style-name="P23">{</text:p>
      <text:p text:style-name="P23">perror("open");</text:p>
      <text:p text:style-name="P23">}</text:p>
      <text:p text:style-name="P23">write(nfd, &amp;cmd,sizeof(char));</text:p>
      <text:p text:style-name="P23">cout&lt;&lt;"EXIT\n";</text:p>
      <text:p text:style-name="P23">remove(name1.c_str());</text:p>
      <text:p text:style-name="P23">}</text:p>
      <text:p text:style-name="P23">remove(name1.c_str());</text:p>
      <text:p text:style-name="P23">}</text:p>
      <text:p text:style-name="P34"><text:span text:style-name="symbol0_5f_cpp"><text:span text:style-name="T14"/></text:span></text:p>
      <text:p text:style-name="P34"><text:span text:style-name="symbol0_5f_cpp"><text:span text:style-name="T14"/></text:span></text:p>
      <text:p text:style-name="P4"><text:span text:style-name="symbol0_5f_c"><text:span text:style-name="T19"/></text:span></text:p>
      <text:p text:style-name="P2"><text:soft-page-break/><text:span text:style-name="symbol0_5f_c"><text:span text:style-name="T20"/></text:span></text:p>
      <text:p text:style-name="P3"><text:span text:style-name="symbol0_5f_c"><text:span text:style-name="T11">Сборка программы</text:span></text:span></text:p>
      <text:p text:style-name="P55"><text:span text:style-name="symbol0_5f_c"><text:span text:style-name="T12">andrey@andrey-HP:~/OS/kp$ g++ server.cpp -o server</text:span></text:span></text:p>
      <text:p text:style-name="P55"><text:span text:style-name="symbol0_5f_c"><text:span text:style-name="T12">andrey@andrey-HP:~/OS/kp$ g++ </text:span></text:span><text:span text:style-name="symbol0_5f_c"><text:span text:style-name="T13">client</text:span></text:span><text:span text:style-name="symbol0_5f_c"><text:span text:style-name="T12">.cpp -o </text:span></text:span><text:span text:style-name="symbol0_5f_c"><text:span text:style-name="T13">client</text:span></text:span></text:p>
      <text:p text:style-name="P47">Демонстрация работы программы</text:p>
      <text:p text:style-name="P35"><text:span text:style-name="symbol0_5f_bash"><text:span text:style-name="T21">andrey@andrey-HP:~/OS/kp$ ./server</text:span></text:span></text:p>
      <text:p text:style-name="P35"><text:span text:style-name="symbol0_5f_bash"><text:span text:style-name="T21">client 0 AS</text:span></text:span></text:p>
      <text:p text:style-name="P35"><text:span text:style-name="symbol0_5f_bash"><text:span text:style-name="T21">playing client name AS </text:span></text:span></text:p>
      <text:p text:style-name="P35"><text:span text:style-name="symbol0_5f_bash"><text:span text:style-name="T21">client 1 QW</text:span></text:span></text:p>
      <text:p text:style-name="P35"><text:span text:style-name="symbol0_5f_bash"><text:span text:style-name="T21">playing client name QW </text:span></text:span></text:p>
      <text:p text:style-name="P35"><text:span text:style-name="symbol0_5f_bash"><text:span text:style-name="T21">player QW choose command s</text:span></text:span></text:p>
      <text:p text:style-name="P35"><text:span text:style-name="symbol0_5f_bash"><text:span text:style-name="T21">player AS choose command w</text:span></text:span></text:p>
      <text:p text:style-name="P35"><text:span text:style-name="symbol0_5f_bash"><text:span text:style-name="T21">Player AS entering acsses</text:span></text:span></text:p>
      <text:p text:style-name="P35"><text:span text:style-name="symbol0_5f_bash"><text:span text:style-name="T21">player QW choose enemy AS check</text:span></text:span></text:p>
      <text:p text:style-name="P35"><text:span text:style-name="symbol0_5f_bash"><text:span text:style-name="T21">mkfifo: File exists</text:span></text:span></text:p>
      <text:p text:style-name="P35"><text:span text:style-name="symbol0_5f_bash"><text:span text:style-name="T21">Player AS enter acsses</text:span></text:span></text:p>
      <text:p text:style-name="P35"><text:span text:style-name="symbol0_5f_bash"><text:span text:style-name="T21">start</text:span></text:span></text:p>
      <text:p text:style-name="P35"><text:span text:style-name="symbol0_5f_bash"><text:span text:style-name="T21">start 1</text:span></text:span></text:p>
      <text:p text:style-name="P35"><text:span text:style-name="symbol0_5f_bash"><text:span text:style-name="T21">отослал 1</text:span></text:span></text:p>
      <text:p text:style-name="P35"><text:span text:style-name="symbol0_5f_bash"><text:span text:style-name="T21">65 0</text:span></text:span></text:p>
      <text:p text:style-name="P35"><text:span text:style-name="symbol0_5f_bash"><text:span text:style-name="T21">k 4 5</text:span></text:span></text:p>
      <text:p text:style-name="P35"><text:span text:style-name="symbol0_5f_bash"><text:span text:style-name="T21">start 1</text:span></text:span></text:p>
      <text:p text:style-name="P35"><text:span text:style-name="symbol0_5f_bash"><text:span text:style-name="T21">отослал 1</text:span></text:span></text:p>
      <text:p text:style-name="P35"><text:span text:style-name="symbol0_5f_bash"><text:span text:style-name="T21">65 2</text:span></text:span></text:p>
      <text:p text:style-name="P35"><text:span text:style-name="symbol0_5f_bash"><text:span text:style-name="T21">k 3 5</text:span></text:span></text:p>
      <text:p text:style-name="P35"><text:span text:style-name="symbol0_5f_bash"><text:span text:style-name="T21">start 1</text:span></text:span></text:p>
      <text:p text:style-name="P35"><text:span text:style-name="symbol0_5f_bash"><text:span text:style-name="T21">отослал 1</text:span></text:span></text:p>
      <text:p text:style-name="P35"><text:span text:style-name="symbol0_5f_bash"><text:span text:style-name="T21">65 4</text:span></text:span></text:p>
      <text:p text:style-name="P35"><text:span text:style-name="symbol0_5f_bash"><text:span text:style-name="T21">k 2 5</text:span></text:span></text:p>
      <text:p text:style-name="P35"><text:span text:style-name="symbol0_5f_bash"><text:span text:style-name="T21">start 1</text:span></text:span></text:p>
      <text:p text:style-name="P35"><text:span text:style-name="symbol0_5f_bash"><text:span text:style-name="T21">отослал 1</text:span></text:span></text:p>
      <text:p text:style-name="P35"><text:span text:style-name="symbol0_5f_bash"><text:span text:style-name="T21">65 4</text:span></text:span></text:p>
      <text:p text:style-name="P35"><text:span text:style-name="symbol0_5f_bash"><text:span text:style-name="T21">k 2 5</text:span></text:span></text:p>
      <text:p text:style-name="P35"><text:span text:style-name="symbol0_5f_bash"><text:span text:style-name="T21">start 1</text:span></text:span></text:p>
      <text:p text:style-name="P35"><text:span text:style-name="symbol0_5f_bash"><text:span text:style-name="T21">отослал 1</text:span></text:span></text:p>
      <text:p text:style-name="P35"><text:span text:style-name="symbol0_5f_bash"><text:span text:style-name="T21">67 2</text:span></text:span></text:p>
      <text:p text:style-name="P35"><text:span text:style-name="symbol0_5f_bash"><text:span text:style-name="T21">d 2 5</text:span></text:span></text:p>
      <text:p text:style-name="P35"><text:span text:style-name="symbol0_5f_bash"><text:span text:style-name="T21">start 1</text:span></text:span></text:p>
      <text:p text:style-name="P35"><text:span text:style-name="symbol0_5f_bash"><text:span text:style-name="T21">отослал 1</text:span></text:span></text:p>
      <text:p text:style-name="P35"><text:span text:style-name="symbol0_5f_bash"><text:span text:style-name="T21">67 3</text:span></text:span></text:p>
      <text:p text:style-name="P35"><text:soft-page-break/><text:span text:style-name="symbol0_5f_bash"><text:span text:style-name="T21">k 1 5</text:span></text:span></text:p>
      <text:p text:style-name="P35"><text:span text:style-name="symbol0_5f_bash"><text:span text:style-name="T21">start 1</text:span></text:span></text:p>
      <text:p text:style-name="P35"><text:span text:style-name="symbol0_5f_bash"><text:span text:style-name="T21">отослал 1</text:span></text:span></text:p>
      <text:p text:style-name="P35"><text:span text:style-name="symbol0_5f_bash"><text:span text:style-name="T21">69 3</text:span></text:span></text:p>
      <text:p text:style-name="P35"><text:span text:style-name="symbol0_5f_bash"><text:span text:style-name="T21">d 1 5</text:span></text:span></text:p>
      <text:p text:style-name="P35"><text:span text:style-name="symbol0_5f_bash"><text:span text:style-name="T21">start 1</text:span></text:span></text:p>
      <text:p text:style-name="P35"><text:span text:style-name="symbol0_5f_bash"><text:span text:style-name="T21">отослал 1</text:span></text:span></text:p>
      <text:p text:style-name="P35"><text:span text:style-name="symbol0_5f_bash"><text:span text:style-name="T21">69 4</text:span></text:span></text:p>
      <text:p text:style-name="P35"><text:span text:style-name="symbol0_5f_bash"><text:span text:style-name="T21">k 0 5</text:span></text:span></text:p>
      <text:p text:style-name="P35"><text:span text:style-name="symbol0_5f_bash"><text:span text:style-name="T21">END OF GAME</text:span></text:span></text:p>
      <text:p text:style-name="P35"><text:span text:style-name="symbol0_5f_bash"><text:span text:style-name="T21">andrey@andrey-HP:~/OS/kp$ ./client</text:span></text:span></text:p>
      <text:p text:style-name="P35"><text:span text:style-name="symbol0_5f_bash"><text:span text:style-name="T21">Please Enter name QW</text:span></text:span></text:p>
      <text:p text:style-name="P35"><text:span text:style-name="symbol0_5f_bash"><text:span text:style-name="T21">Search of enemy, wait of enemy or exit? Enter (s,w,e)</text:span></text:span></text:p>
      <text:p text:style-name="P35"><text:span text:style-name="symbol0_5f_bash"><text:span text:style-name="T21">s</text:span></text:span></text:p>
      <text:p text:style-name="P35"><text:span text:style-name="symbol0_5f_bash"><text:span text:style-name="T21">enter enemy</text:span></text:span></text:p>
      <text:p text:style-name="P35"><text:span text:style-name="symbol0_5f_bash"><text:span text:style-name="T21">AS</text:span></text:span></text:p>
      <text:p text:style-name="P35"><text:span text:style-name="symbol0_5f_bash"><text:span text:style-name="T21">Player AS want to play with you</text:span></text:span></text:p>
      <text:p text:style-name="P35"><text:span text:style-name="symbol0_5f_bash"><text:span text:style-name="T21">Playing. Your name - QW. Enemy name - AS.</text:span></text:span></text:p>
      <text:p text:style-name="P35"><text:span text:style-name="symbol0_5f_bash"><text:span text:style-name="T21">Введите наличие однопалубных кораблей. формат ввода - A 3 , D 0 - координаты однопалубных кораблей. всего их 3 шт. клеток 5, с 0 по 4 и с A по E</text:span></text:span></text:p>
      <text:p text:style-name="P35"><text:span text:style-name="symbol0_5f_bash"><text:span text:style-name="T21">A 0 A 2 A 4</text:span></text:span></text:p>
      <text:p text:style-name="P35"><text:span text:style-name="symbol0_5f_bash"><text:span text:style-name="T21">Введите наличие однопалубных кораблей. формат ввода - C 3 D 4, B 0 B 1 - координаты координаты начала и конца двупалубных караблей кораблей. всего их 2 шт. клеток 5, с 0 по 4 и с A по E</text:span></text:span></text:p>
      <text:p text:style-name="P35"><text:span text:style-name="symbol0_5f_bash"><text:span text:style-name="T21">C 2 C 3</text:span></text:span></text:p>
      <text:p text:style-name="P35"><text:span text:style-name="symbol0_5f_bash"><text:span text:style-name="T21">E 3 E 4</text:span></text:span></text:p>
      <text:p text:style-name="P35"><text:span text:style-name="symbol0_5f_bash"><text:span text:style-name="T21">1 0 1 0 1 </text:span></text:span></text:p>
      <text:p text:style-name="P35"><text:span text:style-name="symbol0_5f_bash"><text:span text:style-name="T21">0 0 0 0 0 </text:span></text:span></text:p>
      <text:p text:style-name="P35"><text:span text:style-name="symbol0_5f_bash"><text:span text:style-name="T21">0 0 2 2 0 </text:span></text:span></text:p>
      <text:p text:style-name="P35"><text:span text:style-name="symbol0_5f_bash"><text:span text:style-name="T21">0 0 0 0 0 </text:span></text:span></text:p>
      <text:p text:style-name="P35"><text:span text:style-name="symbol0_5f_bash"><text:span text:style-name="T21">0 0 0 2 2 </text:span></text:span></text:p>
      <text:p text:style-name="P35"><text:span text:style-name="symbol0_5f_bash"><text:span text:style-name="T21">waiting…</text:span></text:span></text:p>
      <text:p text:style-name="P36"><text:span text:style-name="symbol0_5f_bash"><text:span text:style-name="T22">Поле врага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Ваше поле</text:span></text:span></text:p>
      <text:p text:style-name="P36"><text:span text:style-name="symbol0_5f_bash"><text:span text:style-name="T22">1 0 1 0 1</text:span></text:span></text:p>
      <text:p text:style-name="P36"><text:span text:style-name="symbol0_5f_bash"><text:span text:style-name="T22">0 0 0 0 0</text:span></text:span></text:p>
      <text:p text:style-name="P36"><text:soft-page-break/><text:span text:style-name="symbol0_5f_bash"><text:span text:style-name="T22">0 0 2 2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2 2</text:span></text:span></text:p>
      <text:p text:style-name="P36"><text:span text:style-name="symbol0_5f_bash"><text:span text:style-name="T22">Ввeдите точку для цдара по противнику. Пример — D 0.</text:span></text:span></text:p>
      <text:p text:style-name="P36"><text:span text:style-name="symbol0_5f_bash"><text:span text:style-name="T22">A 0</text:span></text:span></text:p>
      <text:p text:style-name="P36"><text:span text:style-name="symbol0_5f_bash"><text:span text:style-name="T22">Корабль уничтожен</text:span></text:span></text:p>
      <text:p text:style-name="P36"><text:span text:style-name="symbol0_5f_bash"><text:span text:style-name="T22">Осталось кораблей противника — 4</text:span></text:span></text:p>
      <text:p text:style-name="P36"><text:span text:style-name="symbol0_5f_bash"><text:span text:style-name="T21">waiting…</text:span></text:span></text:p>
      <text:p text:style-name="P36"><text:span text:style-name="symbol0_5f_bash"><text:span text:style-name="T22">Поле врага</text:span></text:span></text:p>
      <text:p text:style-name="P36"><text:span text:style-name="symbol0_5f_bash"><text:span text:style-name="T22">#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Ваше поле</text:span></text:span></text:p>
      <text:p text:style-name="P36"><text:span text:style-name="symbol0_5f_bash"><text:span text:style-name="T22">1 0 1 0 1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2 2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2 2</text:span></text:span></text:p>
      <text:p text:style-name="P36"><text:span text:style-name="symbol0_5f_bash"><text:span text:style-name="T22">Ввeдите точку для цдара по противнику. Пример — D 0.</text:span></text:span></text:p>
      <text:p text:style-name="P36"><text:span text:style-name="symbol0_5f_bash"><text:span text:style-name="T22">A 2</text:span></text:span></text:p>
      <text:p text:style-name="P36"><text:span text:style-name="symbol0_5f_bash"><text:span text:style-name="T22">Корабль уничтожен</text:span></text:span></text:p>
      <text:p text:style-name="P36"><text:span text:style-name="symbol0_5f_bash"><text:span text:style-name="T22">Осталось кораблей противника — 3</text:span></text:span></text:p>
      <text:p text:style-name="P36"><text:span text:style-name="symbol0_5f_bash"><text:span text:style-name="T21">waiting…</text:span></text:span></text:p>
      <text:p text:style-name="P36"><text:span text:style-name="symbol0_5f_bash"><text:span text:style-name="T22">Поле врага</text:span></text:span></text:p>
      <text:p text:style-name="P36"><text:span text:style-name="symbol0_5f_bash"><text:span text:style-name="T22"># 0 #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Ваше поле</text:span></text:span></text:p>
      <text:p text:style-name="P36"><text:span text:style-name="symbol0_5f_bash"><text:span text:style-name="T22">1 0 1 0 1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2 2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2 2</text:span></text:span></text:p>
      <text:p text:style-name="P36"><text:span text:style-name="symbol0_5f_bash"><text:span text:style-name="T22">Ввeдите точку для цдара по противнику. Пример — D 0.</text:span></text:span></text:p>
      <text:p text:style-name="P36"><text:span text:style-name="symbol0_5f_bash"><text:span text:style-name="T22">A 4</text:span></text:span></text:p>
      <text:p text:style-name="P36"><text:span text:style-name="symbol0_5f_bash"><text:span text:style-name="T22">Корабль уничтожен</text:span></text:span></text:p>
      <text:p text:style-name="P36"><text:span text:style-name="symbol0_5f_bash"><text:span text:style-name="T22">Осталось кораблей противника — 2</text:span></text:span></text:p>
      <text:p text:style-name="P36"><text:span text:style-name="symbol0_5f_bash"><text:span text:style-name="T21">waiting…</text:span></text:span></text:p>
      <text:p text:style-name="P36"><text:soft-page-break/><text:span text:style-name="symbol0_5f_bash"><text:span text:style-name="T22">Поле врага</text:span></text:span></text:p>
      <text:p text:style-name="P36"><text:span text:style-name="symbol0_5f_bash"><text:span text:style-name="T22"># 0 # 0 #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Ваше поле</text:span></text:span></text:p>
      <text:p text:style-name="P36"><text:span text:style-name="symbol0_5f_bash"><text:span text:style-name="T22">1 0 1 0 1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2 2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2 2</text:span></text:span></text:p>
      <text:p text:style-name="P36"><text:span text:style-name="symbol0_5f_bash"><text:span text:style-name="T22">Ввeдите точку для цдара по противнику. Пример — D 0.</text:span></text:span></text:p>
      <text:p text:style-name="P36"><text:span text:style-name="symbol0_5f_bash"><text:span text:style-name="T22">C 2</text:span></text:span></text:p>
      <text:p text:style-name="P36"><text:span text:style-name="symbol0_5f_bash"><text:span text:style-name="T22">Корабль задет</text:span></text:span></text:p>
      <text:p text:style-name="P36"><text:span text:style-name="symbol0_5f_bash"><text:span text:style-name="T21">waiting…</text:span></text:span></text:p>
      <text:p text:style-name="P36"><text:span text:style-name="symbol0_5f_bash"><text:span text:style-name="T22">Поле врага</text:span></text:span></text:p>
      <text:p text:style-name="P36"><text:span text:style-name="symbol0_5f_bash"><text:span text:style-name="T22"># 0 # 0 #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$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Ваше поле</text:span></text:span></text:p>
      <text:p text:style-name="P36"><text:span text:style-name="symbol0_5f_bash"><text:span text:style-name="T22">1 0 1 0 1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2 2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2 2</text:span></text:span></text:p>
      <text:p text:style-name="P36"><text:span text:style-name="symbol0_5f_bash"><text:span text:style-name="T22">Ввeдите точку для цдара по противнику. Пример — D 0.</text:span></text:span></text:p>
      <text:p text:style-name="P36"><text:span text:style-name="symbol0_5f_bash"><text:span text:style-name="T22">C 3</text:span></text:span></text:p>
      <text:p text:style-name="P36"><text:span text:style-name="symbol0_5f_bash"><text:span text:style-name="T22">Корабль уничтожен</text:span></text:span></text:p>
      <text:p text:style-name="P36"><text:span text:style-name="symbol0_5f_bash"><text:span text:style-name="T22">Осталось кораблей противника — 1</text:span></text:span></text:p>
      <text:p text:style-name="P36"><text:span text:style-name="symbol0_5f_bash"><text:span text:style-name="T21">waiting…</text:span></text:span></text:p>
      <text:p text:style-name="P36"><text:span text:style-name="symbol0_5f_bash"><text:span text:style-name="T22">Поле врага</text:span></text:span></text:p>
      <text:p text:style-name="P36"><text:span text:style-name="symbol0_5f_bash"><text:span text:style-name="T22"># 0 # 0 #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# #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Ваше поле</text:span></text:span></text:p>
      <text:p text:style-name="P36"><text:span text:style-name="symbol0_5f_bash"><text:span text:style-name="T22">1 0 1 0 1</text:span></text:span></text:p>
      <text:p text:style-name="P36"><text:span text:style-name="symbol0_5f_bash"><text:span text:style-name="T22">0 0 0 0 0</text:span></text:span></text:p>
      <text:p text:style-name="P36"><text:soft-page-break/><text:span text:style-name="symbol0_5f_bash"><text:span text:style-name="T22">0 0 2 2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2 2</text:span></text:span></text:p>
      <text:p text:style-name="P36"><text:span text:style-name="symbol0_5f_bash"><text:span text:style-name="T22">Ввeдите точку для цдара по противнику. Пример — D 0.</text:span></text:span></text:p>
      <text:p text:style-name="P36"><text:span text:style-name="symbol0_5f_bash"><text:span text:style-name="T22">E 3</text:span></text:span></text:p>
      <text:p text:style-name="P45"><text:span text:style-name="symbol0_5f_bash"><text:span text:style-name="T10">Корабль </text:span></text:span><text:span text:style-name="symbol0_5f_bash"><text:span text:style-name="T8">задет</text:span></text:span></text:p>
      <text:p text:style-name="P36"><text:span text:style-name="symbol0_5f_bash"><text:span text:style-name="T21">waiting…</text:span></text:span></text:p>
      <text:p text:style-name="P36"><text:span text:style-name="symbol0_5f_bash"><text:span text:style-name="T22">Поле врага</text:span></text:span></text:p>
      <text:p text:style-name="P36"><text:span text:style-name="symbol0_5f_bash"><text:span text:style-name="T22"># 0 # 0 #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$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Ваше поле</text:span></text:span></text:p>
      <text:p text:style-name="P36"><text:span text:style-name="symbol0_5f_bash"><text:span text:style-name="T22">1 0 1 0 1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2 2 0</text:span></text:span></text:p>
      <text:p text:style-name="P36"><text:span text:style-name="symbol0_5f_bash"><text:span text:style-name="T22">0 0 0 0 0</text:span></text:span></text:p>
      <text:p text:style-name="P36"><text:span text:style-name="symbol0_5f_bash"><text:span text:style-name="T22">0 0 0 2 2</text:span></text:span></text:p>
      <text:p text:style-name="P36"><text:span text:style-name="symbol0_5f_bash"><text:span text:style-name="T22">Ввeдите точку для цдара по противнику. Пример — D 0.</text:span></text:span></text:p>
      <text:p text:style-name="P36"><text:span text:style-name="symbol0_5f_bash"><text:span text:style-name="T22">У 4</text:span></text:span></text:p>
      <text:p text:style-name="P36"><text:span text:style-name="symbol0_5f_bash"><text:span text:style-name="T22">Корабль уничтожен</text:span></text:span></text:p>
      <text:p text:style-name="P36"><text:span text:style-name="symbol0_5f_bash"><text:span text:style-name="T15">Осталось кораблей противника — 0</text:span></text:span></text:p>
      <text:p text:style-name="P36"><text:span text:style-name="symbol0_5f_bash"><text:span text:style-name="T15">Победа</text:span></text:span></text:p>
      <text:p text:style-name="P36"><text:span text:style-name="symbol0_5f_bash"><text:span text:style-name="T15"/></text:span></text:p>
      <text:p text:style-name="P37"><text:span text:style-name="symbol0_5f_bash"><text:span text:style-name="T21">andrey@andrey-HP:~/OS/kp$ ./client</text:span></text:span></text:p>
      <text:p text:style-name="P37"><text:span text:style-name="symbol0_5f_bash"><text:span text:style-name="T21">Please Enter name QW</text:span></text:span></text:p>
      <text:p text:style-name="P37"><text:span text:style-name="symbol0_5f_bash"><text:span text:style-name="T21">Search of enemy, wait of enemy or exit? Enter (s,w,e)</text:span></text:span></text:p>
      <text:p text:style-name="P37"><text:span text:style-name="symbol0_5f_bash"><text:span text:style-name="T21">s</text:span></text:span></text:p>
      <text:p text:style-name="P37"><text:span text:style-name="symbol0_5f_bash"><text:span text:style-name="T21">enter enemy</text:span></text:span></text:p>
      <text:p text:style-name="P37"><text:span text:style-name="symbol0_5f_bash"><text:span text:style-name="T21">AS</text:span></text:span></text:p>
      <text:p text:style-name="P37"><text:span text:style-name="symbol0_5f_bash"><text:span text:style-name="T21">Player AS want to play with you</text:span></text:span></text:p>
      <text:p text:style-name="P37"><text:span text:style-name="symbol0_5f_bash"><text:span text:style-name="T21">Playing. Your name - QW. Enemy name - AS.</text:span></text:span></text:p>
      <text:p text:style-name="P37"><text:span text:style-name="symbol0_5f_bash"><text:span text:style-name="T21">Введите наличие однопалубных кораблей. формат ввода - A 3 , D 0 - координаты однопалубных кораблей. всего их 3 шт. клеток 5, с 0 по 4 и с A по E</text:span></text:span></text:p>
      <text:p text:style-name="P37"><text:span text:style-name="symbol0_5f_bash"><text:span text:style-name="T21">A 0 A 2 A 4</text:span></text:span></text:p>
      <text:p text:style-name="P37"><text:span text:style-name="symbol0_5f_bash"><text:span text:style-name="T21">Введите наличие однопалубных кораблей. формат ввода - C 3 D 4, B 0 B 1 - координаты координаты начала и конца двупалубных караблей кораблей. всего их 2 шт. клеток 5, с 0 по 4 и с A по E</text:span></text:span></text:p>
      <text:p text:style-name="P37"><text:span text:style-name="symbol0_5f_bash"><text:span text:style-name="T21">C 2 C 3</text:span></text:span></text:p>
      <text:p text:style-name="P37"><text:span text:style-name="symbol0_5f_bash"><text:span text:style-name="T21">E 3 E 4</text:span></text:span></text:p>
      <text:p text:style-name="P37"><text:soft-page-break/><text:span text:style-name="symbol0_5f_bash"><text:span text:style-name="T21">1 0 1 0 1 </text:span></text:span></text:p>
      <text:p text:style-name="P37"><text:span text:style-name="symbol0_5f_bash"><text:span text:style-name="T21">0 0 0 0 0 </text:span></text:span></text:p>
      <text:p text:style-name="P37"><text:span text:style-name="symbol0_5f_bash"><text:span text:style-name="T21">0 0 2 2 0 </text:span></text:span></text:p>
      <text:p text:style-name="P37"><text:span text:style-name="symbol0_5f_bash"><text:span text:style-name="T21">0 0 0 0 0 </text:span></text:span></text:p>
      <text:p text:style-name="P37"><text:span text:style-name="symbol0_5f_bash"><text:span text:style-name="T21">0 0 0 2 2 </text:span></text:span></text:p>
      <text:p text:style-name="P37"><text:span text:style-name="symbol0_5f_bash"><text:span text:style-name="T16">waiting…</text:span></text:span></text:p>
      <text:p text:style-name="P37"><text:span text:style-name="symbol0_5f_bash"><text:span text:style-name="T17">Поражение</text:span></text:span></text:p>
      <text:p text:style-name="P36"><text:span text:style-name="symbol0_5f_bash"><text:span text:style-name="T22"/></text:span></text:p>
      <text:p text:style-name="P36"><text:span text:style-name="symbol0_5f_bash"><text:span text:style-name="T22"/></text:span></text:p>
      <text:p text:style-name="Standard_20__28_user_29_"><text:span text:style-name="symbol0_5f_bash"><text:span text:style-name="T36"/></text:span></text:p>
      <text:p text:style-name="P54"><text:span text:style-name="T28"/></text:p>
      <text:p text:style-name="Standard_20__28_user_29_"><text:span text:style-name="symbol0_5f_bash"><text:span text:style-name="T36"/></text:span></text:p>
      <text:p text:style-name="P26"><text:span text:style-name="symbol0_5f_bash"><text:span text:style-name="T29"/></text:span></text:p>
      <text:p text:style-name="P35"><text:span text:style-name="symbol0_5f_bash"><text:span text:style-name="T21"/></text:span></text:p>
      <text:p text:style-name="P43"/>
      <text:p text:style-name="P59">Выводы</text:p>
      <text:p text:style-name="P58"/>
      <text:p text:style-name="P33">Именнованные пайпы хорошо справляются со своей задачей коммуникации между процессами. По моему скромному мнению это один из лучших способов коммуникации в виду его простоты. Был получен опыт разработки консольно<text:span text:style-name="T23">й клиент-серверной игры. Благодаря этому я понимаю, как происходит процесс общения между клиентом и сервер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Droid Sans Mono" svg:font-family="'Droid Sans Mono', monospace, monospace"/>
    <style:font-face style:name="TimesNewRoman" svg:font-family="TimesNewRoman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1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comment0_5f_c" style:display-name="comment0_c" style:family="text">
      <style:text-properties fo:color="#339933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2_5f_c" style:display-name="keyword2_c" style:family="text">
      <style:text-properties fo:color="#000066" fo:font-style="normal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omment1_5f_cpp" style:display-name="comment1_cpp" style:family="text">
      <style:text-properties fo:color="#33990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0_5f_bash" style:display-name="keyword0_bash" style:family="text">
      <style:text-properties fo:color="#000000" fo:font-style="normal" fo:font-weight="bold"/>
    </style:style>
    <style:style style:name="string_5f_bash" style:display-name="string_bash" style:family="text">
      <style:text-properties fo:color="#ff000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27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ru-RU</dc:language>
    <dc:date>2023-01-08T10:39:43.062438225</dc:date>
    <meta:editing-cycles>14</meta:editing-cycles>
    <meta:editing-duration>PT33M22S</meta:editing-duration>
    <meta:generator>LibreOffice/6.4.7.2$Linux_X86_64 LibreOffice_project/40$Build-2</meta:generator>
    <meta:document-statistic meta:table-count="0" meta:image-count="0" meta:object-count="0" meta:page-count="29" meta:paragraph-count="1192" meta:word-count="3656" meta:character-count="23337" meta:non-whitespace-character-count="20843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